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Footnote">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Code">
      <style:text-properties fo:font-size="12pt" fo:font-weight="bold" style:font-size-asian="12pt" style:font-weight-asian="bold" style:font-size-complex="12pt" style:font-weight-complex="bold"/>
    </style:style>
    <style:style style:name="P47" style:family="paragraph" style:parent-style-name="Code">
      <style:paragraph-properties fo:text-align="justify" style:justify-single-word="false"/>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font-name="Times New Roman" fo:font-size="14pt" style:font-name-asian="SimSun" style:font-size-asian="14pt" style:font-name-complex="Mangal" style:font-size-complex="14pt"/>
    </style:style>
    <style:style style:name="P50" style:family="paragraph" style:parent-style-name="Text_20_body">
      <style:paragraph-properties fo:break-before="pag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7.0602in" style:type="right" style:leader-style="dotted" style:leader-text="."/>
        </style:tab-stops>
      </style:paragraph-properties>
    </style:style>
    <style:style style:name="P53" style:family="paragraph" style:parent-style-name="Contents_20_2">
      <style:paragraph-properties>
        <style:tab-stops>
          <style:tab-stop style:position="6.8839in" style:type="right"/>
        </style:tab-stops>
      </style:paragraph-properties>
    </style:style>
    <style:style style:name="P54" style:family="paragraph" style:parent-style-name="Index_20_1">
      <style:paragraph-properties>
        <style:tab-stops>
          <style:tab-stop style:position="7.0807in" style:type="right"/>
        </style:tab-stops>
      </style:paragraph-properties>
    </style:style>
    <style:style style:name="P55" style:family="paragraph" style:parent-style-name="Index_20_Separator">
      <style:paragraph-properties>
        <style:tab-stops/>
      </style:paragraph-properties>
    </style:style>
    <style:style style:name="P56" style:family="paragraph" style:parent-style-name="Heading_20_1">
      <style:paragraph-properties fo:text-align="justify" style:justify-single-word="false"/>
    </style:style>
    <style:style style:name="P57" style:family="paragraph" style:parent-style-name="Heading_20_1">
      <style:paragraph-properties fo:break-before="page"/>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4">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6">
      <style:paragraph-properties fo:text-align="justify" style:justify-single-word="false"/>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style:font-name="Arial1"/>
    </style:style>
    <style:style style:name="T15" style:family="text">
      <style:text-properties style:font-name="Courier New"/>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7,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1">Table of Contents</text:p>
          </text:index-title>
          <text:p text:style-name="P52">The MIT License (MIT).<text:tab/>5</text:p>
          <text:p text:style-name="P52">Introduction<text:tab/>6</text:p>
          <text:p text:style-name="P53">About the name fOOrth<text:tab/>6</text:p>
          <text:p text:style-name="P53">How fOOrth came to be<text:tab/>6</text:p>
          <text:p text:style-name="P53">Goals and Principles<text:tab/>7</text:p>
          <text:p text:style-name="P53">Report Card<text:tab/>8</text:p>
          <text:p text:style-name="P53">Special Note of Thanks<text:tab/>9</text:p>
          <text:p text:style-name="P52">Installation<text:tab/>10</text:p>
          <text:p text:style-name="P53">Ruby<text:tab/>10</text:p>
          <text:p text:style-name="P53">fOOrth<text:tab/>10</text:p>
          <text:p text:style-name="P53">Running fOOrth<text:tab/>11</text:p>
          <text:p text:style-name="P53">Testing<text:tab/>11</text:p>
          <text:p text:style-name="P53">Source Archive<text:tab/>11</text:p>
          <text:p text:style-name="P52">First Steps<text:tab/>12</text:p>
          <text:p text:style-name="P52">The Syntax and Style of fOOrth<text:tab/>14</text:p>
          <text:p text:style-name="P53">Syntax<text:tab/>14</text:p>
          <text:p text:style-name="P53">Spaces<text:tab/>14</text:p>
          <text:p text:style-name="P53">Comments<text:tab/>14</text:p>
          <text:p text:style-name="P53">String Literals<text:tab/>14</text:p>
          <text:p text:style-name="P53">Numeric Literals<text:tab/>15</text:p>
          <text:p text:style-name="P52">A fOOrth Calculator<text:tab/>16</text:p>
          <text:p text:style-name="P53">The Basics<text:tab/>16</text:p>
          <text:p text:style-name="P53">Stack Manipulation<text:tab/>17</text:p>
          <text:p text:style-name="P53">Programming<text:tab/>19</text:p>
          <text:p text:style-name="P53">Control Structures<text:tab/>20</text:p>
          <text:p text:style-name="P53">Data Memory<text:tab/>24</text:p>
          <text:p text:style-name="P52">Data Storage in fOOrth<text:tab/>25</text:p>
          <text:p text:style-name="P53">Typing<text:tab/>25</text:p>
          <text:p text:style-name="P53">Declarations<text:tab/>25</text:p>
          <text:p text:style-name="P53">Scoping<text:tab/>25</text:p>
          <text:p text:style-name="P53">Referencing<text:tab/>26</text:p>
          <text:p text:style-name="P53">Mutation<text:tab/>27</text:p>
          <text:p text:style-name="P52">Cloning Data<text:tab/>29</text:p>
          <text:p text:style-name="P53">Deep vs Shallow Copy<text:tab/>29</text:p>
          <text:p text:style-name="P53">Permissive Copying<text:tab/>31</text:p>
          <text:p text:style-name="P52">Handling Exceptions<text:tab/>32</text:p>
          <text:p text:style-name="P53">The Nature of Exceptions in fOOrth<text:tab/>32</text:p>
          <text:p text:style-name="P53">Handling Errors<text:tab/>32</text:p>
          <text:p text:style-name="P53">Generating Errors<text:tab/>37</text:p>
          <text:p text:style-name="P53">fOOrth Native Exception Codes:<text:tab/>38</text:p>
          <text:p text:style-name="P53">Application Error Codes:<text:tab/>39</text:p>
          <text:p text:style-name="P53">Ruby Mapped Exception Codes:<text:tab/>39</text:p>
          <text:p text:style-name="P52">The Class Tree<text:tab/>45</text:p>
          <text:p text:style-name="P53">A Brief Overview<text:tab/>45</text:p>
          <text:p text:style-name="P52">Method Mapping<text:tab/>47</text:p>
          <text:p text:style-name="P52">Routing<text:tab/>48</text:p>
          <text:p text:style-name="P53">Routing Internals<text:tab/>49</text:p>
          <text:p text:style-name="P52">Array<text:tab/>51</text:p>
          <text:p text:style-name="P53">Array Literals<text:tab/>51</text:p>
          <text:p text:style-name="P53">Class Methods<text:tab/>52</text:p>
          <text:p text:style-name="P53">Instance Methods<text:tab/>53</text:p>
          <text:p text:style-name="P53">See Also<text:tab/>61</text:p>
          <text:p text:style-name="P52">Class<text:tab/>62</text:p>
          <text:p text:style-name="P53">Instance Methods<text:tab/>62</text:p>
          <text:p text:style-name="P53">Commands<text:tab/>63</text:p>
          <text:p text:style-name="P53">See Also<text:tab/>64</text:p>
          <text:p text:style-name="P52">Complex<text:tab/>65</text:p>
          <text:p text:style-name="P53">Complex Literals<text:tab/>65</text:p>
          <text:p text:style-name="P53">Instance Methods<text:tab/>66</text:p>
          <text:p text:style-name="P53">Instance Stubs<text:tab/>66</text:p>
          <text:p text:style-name="P53">See Also<text:tab/>67</text:p>
          <text:p text:style-name="P52">FalseClass<text:tab/>68</text:p>
          <text:p text:style-name="P53">Instance Methods<text:tab/>68</text:p>
          <text:p text:style-name="P53">See Also<text:tab/>69</text:p>
          <text:p text:style-name="P52">Float<text:tab/>70</text:p>
          <text:p text:style-name="P53">Float Literals<text:tab/>70</text:p>
          <text:p text:style-name="P53">See Also<text:tab/>70</text:p>
          <text:p text:style-name="P52">Hash<text:tab/>71</text:p>
          <text:p text:style-name="P53">Hash Literals<text:tab/>71</text:p>
          <text:p text:style-name="P53">Instance Methods<text:tab/>71</text:p>
          <text:p text:style-name="P53">See Also<text:tab/>71</text:p>
          <text:p text:style-name="P52">InStream<text:tab/>72</text:p>
          <text:p text:style-name="P53">Class Methods<text:tab/>72</text:p>
          <text:p text:style-name="P53">Instance Methods<text:tab/>72</text:p>
          <text:p text:style-name="P53">Class Stubs<text:tab/>72</text:p>
          <text:p text:style-name="P53">See Also<text:tab/>72</text:p>
          <text:p text:style-name="P52">Integer<text:tab/>73</text:p>
          <text:p text:style-name="P53">Integer Literals<text:tab/>73</text:p>
          <text:p text:style-name="P53">Instance Methods<text:tab/>73</text:p>
          <text:p text:style-name="P53">See Also<text:tab/>74</text:p>
          <text:p text:style-name="P52">MaxNumeric<text:tab/>75</text:p>
          <text:p text:style-name="P53">MaxNumeric Literals<text:tab/>75</text:p>
          <text:p text:style-name="P53">Instance Methods<text:tab/>75</text:p>
          <text:p text:style-name="P52">MinNumeric<text:tab/>76</text:p>
          <text:p text:style-name="P53"><text:soft-page-break/>Min Numeric Literals<text:tab/>76</text:p>
          <text:p text:style-name="P53">Instance Methods<text:tab/>76</text:p>
          <text:p text:style-name="P52">NilClass<text:tab/>77</text:p>
          <text:p text:style-name="P53">Instance Methods<text:tab/>77</text:p>
          <text:p text:style-name="P53">See Also<text:tab/>78</text:p>
          <text:p text:style-name="P52">Numeric<text:tab/>79</text:p>
          <text:p text:style-name="P53">Instance Methods<text:tab/>79</text:p>
          <text:p text:style-name="P53">See Also<text:tab/>81</text:p>
          <text:p text:style-name="P52">Object<text:tab/>82</text:p>
          <text:p text:style-name="P53">Instance Methods<text:tab/>82</text:p>
          <text:p text:style-name="P53">See Also<text:tab/>91</text:p>
          <text:p text:style-name="P52">OutStream<text:tab/>92</text:p>
          <text:p text:style-name="P53">Class Methods<text:tab/>92</text:p>
          <text:p text:style-name="P53">Instance Methods<text:tab/>92</text:p>
          <text:p text:style-name="P53">Class Stubs<text:tab/>92</text:p>
          <text:p text:style-name="P53">See Also<text:tab/>93</text:p>
          <text:p text:style-name="P52">Procedure<text:tab/>94</text:p>
          <text:p text:style-name="P53">Procedure Literals<text:tab/>94</text:p>
          <text:p text:style-name="P53">Instance Methods<text:tab/>94</text:p>
          <text:p text:style-name="P53">See Also<text:tab/>94</text:p>
          <text:p text:style-name="P52">Queue<text:tab/>95</text:p>
          <text:p text:style-name="P53">Instance Methods<text:tab/>95</text:p>
          <text:p text:style-name="P53">See Also<text:tab/>95</text:p>
          <text:p text:style-name="P52">Rational<text:tab/>96</text:p>
          <text:p text:style-name="P53">Rational Literals<text:tab/>96</text:p>
          <text:p text:style-name="P53">Instance Methods<text:tab/>96</text:p>
          <text:p text:style-name="P53">See Also<text:tab/>97</text:p>
          <text:p text:style-name="P52">Stack<text:tab/>98</text:p>
          <text:p text:style-name="P53">Instance Methods<text:tab/>98</text:p>
          <text:p text:style-name="P53">See Also<text:tab/>98</text:p>
          <text:p text:style-name="P52">String<text:tab/>99</text:p>
          <text:p text:style-name="P53">String Literals<text:tab/>99</text:p>
          <text:p text:style-name="P53">Instance Methods<text:tab/>99</text:p>
          <text:p text:style-name="P53">See Also<text:tab/>100</text:p>
          <text:p text:style-name="P52">Thread<text:tab/>101</text:p>
          <text:p text:style-name="P53">Class Methods<text:tab/>101</text:p>
          <text:p text:style-name="P53">Instance Methods<text:tab/>101</text:p>
          <text:p text:style-name="P53">See Also<text:tab/>101</text:p>
          <text:p text:style-name="P52">TrueClass<text:tab/>102</text:p>
          <text:p text:style-name="P53">See Also<text:tab/>102</text:p>
          <text:p text:style-name="P52">VirtualMachine<text:tab/>103</text:p>
          <text:p text:style-name="P53">Instance Methods<text:tab/>103</text:p>
          <text:p text:style-name="P53">Commands<text:tab/>108</text:p>
          <text:p text:style-name="P53">See Also<text:tab/>109</text:p>
          <text:p text:style-name="P52">Appendix A – Symbol Glossary<text:tab/>110</text:p>
          <text:p text:style-name="P52">Appendix B – Regular Expressions<text:tab/>112</text:p>
          <text:p text:style-name="P52">Edit History:<text:tab/>115</text:p>
        </text:index-body>
      </text:table-of-content>
      <text:p text:style-name="Text_20_body"/>
      <text:h text:style-name="P5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6" text:outline-level="1">Introduction</text:h>
      <text:h text:style-name="Heading_20_2" text:outline-level="2">About the name fOOrth</text:h>
      <text:p text:style-name="Standard"/>
      <text:p text:style-name="P10">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418082975190016576" text:style-name="L1">
        <text:list-item>
          <text:p text:style-name="P59">A Simple, Easy-to-Understand syntax that is none the less, Expressive and Compact:</text:p>
        </text:list-item>
      </text:list>
      <text:list xml:id="list498269662671254418"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43238863" text:continue-list="list4418082975190016576" text:style-name="L1">
        <text:list-item>
          <text:p text:style-name="P59">Safe Data and Data Structures:</text:p>
        </text:list-item>
      </text:list>
      <text:list xml:id="list1811454450019642253" text:style-name="L3">
        <text:list-item>
          <text:list>
            <text:list-item>
              <text:p text:style-name="P62">Simple, reliable arithmetic. In fOOrth, integer operations never overflow. Rational values can be represented exactly, complex numbers are supported, and conversions between numeric types are simple.</text:p>
            </text:list-item>
            <text:list-item>
              <text:p text:style-name="P62"><text:soft-page-break/>Strings grow as needed without the need to allocate space or worry about overflow.</text:p>
            </text:list-item>
            <text:list-item>
              <text:p text:style-name="P62">Data containers such as arrays and hashes grow as needed. Out of range subscripts cannot access undefined memory regions. </text:p>
            </text:list-item>
          </text:list>
        </text:list-item>
      </text:list>
      <text:list xml:id="list43250697" text:continue-list="list43238863" text:style-name="L1">
        <text:list-item>
          <text:p text:style-name="P59">Message Passing:</text:p>
        </text:list-item>
      </text:list>
      <text:list xml:id="list9102561897082649223" text:style-name="L4">
        <text:list-item>
          <text:list>
            <text:list-item>
              <text:p text:style-name="P75">In fOOrth all actions take the form of messages sent to a receiver.</text:p>
            </text:list-item>
            <text:list-item>
              <text:p text:style-name="P75">The routing of messages is specified by the exact type of the message.</text:p>
            </text:list-item>
            <text:list-item>
              <text:p text:style-name="P75">Message receivers include data items on the stack as well as the virtual machine object associated with the current thread of execution.</text:p>
            </text:list-item>
            <text:list-item>
              <text:p text:style-name="P75">Messages for which no routing specification can be found, generate an error at compile time.</text:p>
            </text:list-item>
          </text:list>
        </text:list-item>
      </text:list>
      <text:list xml:id="list43250698" text:continue-list="list43250697" text:style-name="L1">
        <text:list-item>
          <text:p text:style-name="P59">Object Oriented Design:</text:p>
        </text:list-item>
      </text:list>
      <text:list xml:id="list8972125395251806130" text:style-name="L5">
        <text:list-item>
          <text:list>
            <text:list-item>
              <text:p text:style-name="P63">Support class based inheritance, with a non-cyclic (single inheritance) tree derived from a common base Object class.</text:p>
            </text:list-item>
            <text:list-item>
              <text:p text:style-name="P76">Support late binding and polymorphism through message interface compatibility or “duck” typing.</text:p>
            </text:list-item>
          </text:list>
        </text:list-item>
      </text:list>
      <text:list xml:id="list43252788" text:continue-list="list43250698" text:style-name="L1">
        <text:list-item>
          <text:p text:style-name="P59">Meta programming: </text:p>
        </text:list-item>
      </text:list>
      <text:list xml:id="list8066623104982810827" text:style-name="L6">
        <text:list-item>
          <text:list>
            <text:list-item>
              <text:p text:style-name="P77">Support extensible language constructs by making the compiler an accessible part of the system.</text:p>
            </text:list-item>
          </text:list>
        </text:list-item>
      </text:list>
      <text:list xml:id="list43258533" text:continue-list="list43252788" text:style-name="L1">
        <text:list-item>
          <text:p text:style-name="P59">Reliability:</text:p>
        </text:list-item>
      </text:list>
      <text:list xml:id="list6853342944652206325" text:style-name="L7">
        <text:list-item>
          <text:list>
            <text:list-item>
              <text:p text:style-name="P78">Errors should be detected as soon as possible. </text:p>
            </text:list-item>
            <text:list-item>
              <text:p text:style-name="P78">Language constructs should not be designed in a way that causes simple coding errors to spin off into infinite loops. </text:p>
            </text:list-item>
          </text:list>
        </text:list-item>
      </text:list>
      <text:list xml:id="list43265077" text:continue-list="list43258533" text:style-name="L1">
        <text:list-item>
          <text:p text:style-name="P64">Building on the host language:</text:p>
        </text:list-item>
      </text:list>
      <text:list xml:id="list6051872785739737027" text:style-name="L8">
        <text:list-item>
          <text:list>
            <text:list-item>
              <text:p text:style-name="P6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65082916"/>Thanks<text:alphabetical-index-mark-end text:id="IMark16508291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098180793547449535" text:style-name="L9">
        <text:list-item>
          <text:p text:style-name="P79">ruby 1.9.3p484 (2013-11-22) [i386-mingw32]</text:p>
        </text:list-item>
        <text:list-item>
          <text:p text:style-name="P79">ruby 2.1.5p273 (2014-11-13 revision 48405) [i386-mingw32]</text:p>
        </text:list-item>
        <text:list-item>
          <text:p text:style-name="P79">Rubinius – to be tested!</text:p>
        </text:list-item>
        <text:list-item>
          <text:p text:style-name="P7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0">Once fOOrth is installed, there are several options for running the language environment. These are:</text:p>
      <text:p text:style-name="P10"/>
      <text:h text:style-name="Heading_20_3" text:outline-level="3"><text:alphabetical-index-mark-start text:id="IMark165082916"/>Rake<text:alphabetical-index-mark-end text:id="IMark165082916"/>:</text:h>
      <text:p text:style-name="P1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5082916"/>Demo.rb<text:alphabetical-index-mark-end text:id="IMark16508291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65082916"/>Testing<text:alphabetical-index-mark-end text:id="IMark165082916"/></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65082916"/>Archive<text:alphabetical-index-mark-end text:id="IMark165082916"/></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2">Tokens</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text:p>
          </table:table-cell>
          <table:table-cell table:style-name="Table1.E1" office:value-type="string">
            <text:p text:style-name="P13">.</text:p>
          </table:table-cell>
        </table:table-row>
        <table:table-row>
          <table:table-cell table:style-name="Table1.A2" office:value-type="string">
            <text:p text:style-name="P12">Output</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9'</text:p>
          </table:table-cell>
        </table:table-row>
        <table:table-row>
          <table:table-cell table:style-name="Table1.A3" table:number-rows-spanned="2" office:value-type="string">
            <text:p text:style-name="P12">Data Stack</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9</text:p>
          </table:table-cell>
          <table:table-cell table:style-name="Table1.E2" office:value-type="string">
            <text:p text:style-name="P12"/>
          </table:table-cell>
        </table:table-row>
        <table:table-row>
          <table:covered-table-cell/>
          <table:table-cell table:style-name="Table1.A2" office:value-type="string">
            <text:p text:style-name="P12"/>
          </table:table-cell>
          <table:table-cell table:style-name="Table1.A2" office:value-type="string">
            <text:p text:style-name="P12">4</text:p>
          </table:table-cell>
          <table:table-cell table:style-name="Table1.A2" office:value-type="string">
            <text:p text:style-name="P12"/>
          </table:table-cell>
          <table:table-cell table:style-name="Table1.E2" office:value-type="string">
            <text:p text:style-name="P12"/>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2">Infix</text:p>
          </table:table-cell>
          <table:table-cell table:style-name="Table2.A1" office:value-type="string">
            <text:p text:style-name="P12">Postfix</text:p>
          </table:table-cell>
          <table:table-cell table:style-name="Table2.C1" office:value-type="string">
            <text:p text:style-name="P12">Result</text:p>
          </table:table-cell>
        </table:table-row>
        <table:table-row>
          <table:table-cell table:style-name="Table2.A2" office:value-type="string">
            <text:p text:style-name="P12">2+3*4</text:p>
          </table:table-cell>
          <table:table-cell table:style-name="Table2.A2" office:value-type="string">
            <text:p text:style-name="P12">2 3 4 * +</text:p>
          </table:table-cell>
          <table:table-cell table:style-name="Table2.C2" office:value-type="string">
            <text:p text:style-name="P12">14</text:p>
          </table:table-cell>
        </table:table-row>
        <table:table-row>
          <table:table-cell table:style-name="Table2.A2" office:value-type="string">
            <text:p text:style-name="P12">(2+3)*4</text:p>
          </table:table-cell>
          <table:table-cell table:style-name="Table2.A2" office:value-type="string">
            <text:p text:style-name="P12">2 3 + 4 *</text:p>
          </table:table-cell>
          <table:table-cell table:style-name="Table2.C2" office:value-type="string">
            <text:p text:style-name="P12">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2">Language</text:p>
            <text:p text:style-name="P12">Tokens</text:p>
          </table:table-cell>
          <table:table-cell table:style-name="Table3.B1" table:number-columns-spanned="2" office:value-type="string">
            <text:p text:style-name="P12">Abstract Pseudo-Code Generated</text:p>
          </table:table-cell>
          <table:covered-table-cell/>
        </table:table-row>
        <table:table-row>
          <table:covered-table-cell/>
          <table:table-cell table:style-name="Table3.B2" office:value-type="string">
            <text:p text:style-name="P12">FORTH</text:p>
          </table:table-cell>
          <table:table-cell table:style-name="Table3.C2" office:value-type="string">
            <text:p text:style-name="P12">fOOrth</text:p>
          </table:table-cell>
        </table:table-row>
        <table:table-row>
          <table:table-cell table:style-name="Table3.B2" office:value-type="string">
            <text:p text:style-name="P13">4</text:p>
          </table:table-cell>
          <table:table-cell table:style-name="Table3.B2" office:value-type="string">
            <text:p text:style-name="P12">Push_integer 4</text:p>
          </table:table-cell>
          <table:table-cell table:style-name="Table3.C2" office:value-type="string">
            <text:p text:style-name="P12">Push_integer 4</text:p>
          </table:table-cell>
        </table:table-row>
        <table:table-row>
          <table:table-cell table:style-name="Table3.B2" office:value-type="string">
            <text:p text:style-name="P13">5</text:p>
          </table:table-cell>
          <table:table-cell table:style-name="Table3.B2" office:value-type="string">
            <text:p text:style-name="P12">Push_integer 5</text:p>
          </table:table-cell>
          <table:table-cell table:style-name="Table3.C2" office:value-type="string">
            <text:p text:style-name="P12">Push_integer 5</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T<text:span text:style-name="T6">2</text:span> = Pop_integer</text:p>
            <text:p text:style-name="P12">T<text:span text:style-name="T6">3 </text:span>= Add_integers T<text:span text:style-name="T6">2 </text:span>,T<text:span text:style-name="T6">1</text:span></text:p>
            <text:p text:style-name="P12">Push_integer T<text:span text:style-name="T6">3</text:span></text:p>
          </table:table-cell>
          <table:table-cell table:style-name="Table3.C2" office:value-type="string">
            <text:p text:style-name="P12">T<text:span text:style-name="T6">1</text:span> = Pop_object</text:p>
            <text:p text:style-name="P12">T<text:span text:style-name="T6">2</text:span> = Pop_object</text:p>
            <text:p text:style-name="P12">T<text:span text:style-name="T6">3</text:span> = T<text:span text:style-name="T6">2</text:span>.Add(T<text:span text:style-name="T6">1</text:span>)</text:p>
            <text:p text:style-name="P12">Push_object T<text:span text:style-name="T6">3</text:span></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Print_integer T<text:span text:style-name="T6">1</text:span></text:p>
          </table:table-cell>
          <table:table-cell table:style-name="Table3.C2" office:value-type="string">
            <text:p text:style-name="P12">T<text:span text:style-name="T6">1</text:span> = Pop_object</text:p>
            <text:p text:style-name="P12">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6"><text:alphabetical-index-mark-start text:id="IMark240507636"/>drop<text:alphabetical-index-mark-end text:id="IMark24050763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240507636"/>dup<text:alphabetical-index-mark-end text:id="IMark24050763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7">&gt;</text:p>
          </table:table-cell>
        </table:table-row>
        <table:table-row table:style-name="Table54.1">
          <table:table-cell table:style-name="Table54.A2" office:value-type="string">
            <text:p text:style-name="P16"><text:alphabetical-index-mark-start text:id="IMark240507636"/>nip<text:alphabetical-index-mark-end text:id="IMark24050763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240507636"/>over<text:alphabetical-index-mark-end text:id="IMark24050763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6"><text:alphabetical-index-mark-start text:id="IMark240507636"/>pick<text:alphabetical-index-mark-end text:id="IMark24050763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0507636"/>swap<text:alphabetical-index-mark-end text:id="IMark24050763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7">&gt;</text:p>
          </table:table-cell>
        </table:table-row>
        <table:table-row table:style-name="Table54.1">
          <table:table-cell table:style-name="Table54.A2" office:value-type="string">
            <text:p text:style-name="P16"><text:alphabetical-index-mark-start text:id="IMark240507636"/>tuck<text:alphabetical-index-mark-end text:id="IMark24050763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1283777382846237835" text:style-name="L10">
        <text:list-item>
          <text:p text:style-name="P66">To store return addresses for word calls. In fOOrth this is handled by the Ruby virtual machine.</text:p>
        </text:list-item>
        <text:list-item>
          <text:p text:style-name="P66">To store context for control structures. In fOOrth the context mechanism provides for a far richer and more reliable set of control, compile, and data structures.</text:p>
        </text:list-item>
        <text:list-item>
          <text:p text:style-name="P6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5006768"/>if<text:alphabetical-index-mark-end text:id="IMark16500676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65006768"/>else<text:alphabetical-index-mark-end text:id="IMark165006768"/>” and “<text:alphabetical-index-mark-start text:id="IMark165004128"/>then<text:alphabetical-index-mark-end text:id="IMark16500412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65004128"/>switch<text:alphabetical-index-mark-end text:id="IMark16500412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65004128"/>do<text:alphabetical-index-mark-end text:id="IMark165004128"/>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65004128"/>loop<text:alphabetical-index-mark-end text:id="IMark165004128"/>” commands mark the boundaries of the loop; The “<text:alphabetical-index-mark-start text:id="IMark165006768"/>i<text:alphabetical-index-mark-end text:id="IMark165006768"/>” command is used to retrieve the current loop counter value. For nested loops, the “<text:alphabetical-index-mark-start text:id="IMark165005520"/>j<text:alphabetical-index-mark-end text:id="IMark165005520"/>” command retrieves the value of the outer loops counter value. <text:s/>By default, the “loop” command adds one to the loop value. For more flexible looping, the “<text:alphabetical-index-mark-start text:id="IMark165006912"/>+loop<text:alphabetical-index-mark-end text:id="IMark16500691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5006912"/>-i<text:alphabetical-index-mark-end text:id="IMark165006912"/> and <text:alphabetical-index-mark-start text:id="IMark165005520"/>-j<text:alphabetical-index-mark-end text:id="IMark16500552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65005520"/>begin<text:alphabetical-index-mark-end text:id="IMark16500552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2686563089809057509" text:style-name="L11">
        <text:list-item>
          <text:p text:style-name="P67">begin … <text:alphabetical-index-mark-start text:id="IMark165006768"/>until<text:alphabetical-index-mark-end text:id="IMark165006768"/> – loops until the top of stack is true.</text:p>
        </text:list-item>
        <text:list-item>
          <text:p text:style-name="P67">begin … <text:alphabetical-index-mark-start text:id="IMark165005520"/>again<text:alphabetical-index-mark-end text:id="IMark165005520"/> – loops indefinitely </text:p>
        </text:list-item>
        <text:list-item>
          <text:p text:style-name="P67">begin … <text:alphabetical-index-mark-start text:id="IMark165006768"/>repeat<text:alphabetical-index-mark-end text:id="IMark16500676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5006768"/>Typing<text:alphabetical-index-mark-end text:id="IMark16500676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5006768"/>Duck Typing<text:alphabetical-index-mark-end text:id="IMark16500676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5006768"/>Declarations<text:alphabetical-index-mark-end text:id="IMark16500676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65006768"/>Scoping<text:alphabetical-index-mark-end text:id="IMark16500676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65006768"/><text:span text:style-name="T7">val:</text:span><text:alphabetical-index-mark-end text:id="IMark165006768"/> and <text:alphabetical-index-mark-start text:id="IMark165006912"/><text:span text:style-name="T7">var:</text:span><text:alphabetical-index-mark-end text:id="IMark165006912"/></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5006912"/><text:span text:style-name="T7">.init</text:span><text:alphabetical-index-mark-end text:id="IMark165006912"/> method being the most popular since it is called to initialize a new instance of the object.</text:p>
      <text:p text:style-name="P3">Methods: <text:alphabetical-index-mark-start text:id="IMark165006912"/><text:span text:style-name="T7">val@:</text:span><text:alphabetical-index-mark-end text:id="IMark165006912"/> and <text:alphabetical-index-mark-start text:id="IMark165006768"/><text:span text:style-name="T7">var@:</text:span><text:alphabetical-index-mark-end text:id="IMark16500676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65006768"/><text:span text:style-name="T7">val#:</text:span><text:alphabetical-index-mark-end text:id="IMark165006768"/> and <text:alphabetical-index-mark-start text:id="IMark165006912"/><text:span text:style-name="T7">var#:</text:span><text:alphabetical-index-mark-end text:id="IMark165006912"/></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65006912"/><text:span text:style-name="T7">val$:</text:span><text:alphabetical-index-mark-end text:id="IMark165006912"/> and <text:alphabetical-index-mark-start text:id="IMark165006768"/><text:span text:style-name="T7">var$:</text:span><text:alphabetical-index-mark-end text:id="IMark165006768"/></text:p>
      <text:p text:style-name="P3">Regex for valid local variable names: <text:span text:style-name="T7">/^\$[a-z][a-z0-9_]*$/</text:span></text:p>
      <text:p text:style-name="Text_20_body">Notes:</text:p>
      <text:p text:style-name="Text_20_body"/>
      <text:h text:style-name="Heading_20_2" text:outline-level="2"><text:alphabetical-index-mark-start text:id="IMark165006768"/>Referencing<text:alphabetical-index-mark-end text:id="IMark16500676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6">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16">Sample Declarations</text:p>
          </table:table-cell>
          <table:table-cell table:style-name="Table56.A2" office:value-type="string">
            <text:p text:style-name="P12">0 var: score</text:p>
          </table:table-cell>
          <table:table-cell table:style-name="Table56.C2" office:value-type="string">
            <text:p text:style-name="P12">10 val: max_score</text:p>
          </table:table-cell>
        </table:table-row>
        <table:table-row>
          <table:table-cell table:style-name="Table56.A3" office:value-type="string">
            <text:p text:style-name="P16">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6">Retrieve the value of the variable.</text:p>
          </table:table-cell>
          <table:table-cell table:style-name="Table56.A2" office:value-type="string">
            <text:p text:style-name="P12">score @</text:p>
          </table:table-cell>
          <table:table-cell table:style-name="Table56.C2" office:value-type="string">
            <text:p text:style-name="P12">max_score </text:p>
          </table:table-cell>
        </table:table-row>
        <table:table-row>
          <table:table-cell table:style-name="Table56.A2" office:value-type="string">
            <text:p text:style-name="P16">Update the value of the variable.</text:p>
          </table:table-cell>
          <table:table-cell table:style-name="Table56.A2" office:value-type="string">
            <text:p text:style-name="P12">1 score !</text:p>
          </table:table-cell>
          <table:table-cell table:style-name="Table56.C2" office:value-type="string">
            <text:p text:style-name="P12">--<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6">Get a reference to the variable.</text:p>
          </table:table-cell>
          <table:table-cell table:style-name="Table56.A2" office:value-type="string">
            <text:p text:style-name="P12">score</text:p>
          </table:table-cell>
          <table:table-cell table:style-name="Table56.C2" office:value-type="string">
            <text:p text:style-name="P12">--<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5006768"/>Mutation<text:alphabetical-index-mark-end text:id="IMark16500676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3">Method</text:p>
          </table:table-cell>
          <table:table-cell table:style-name="Table57.B1" office:value-type="string">
            <text:p text:style-name="P13">Stack Before</text:p>
          </table:table-cell>
          <table:table-cell table:style-name="Table57.B1" office:value-type="string">
            <text:p text:style-name="P13">Stack After</text:p>
          </table:table-cell>
          <table:table-cell table:style-name="Table57.A1" office:value-type="string">
            <text:p text:style-name="P15">Description</text:p>
          </table:table-cell>
          <table:table-cell table:style-name="Table57.A1" office:value-type="string">
            <text:p text:style-name="P13">Time Used</text:p>
          </table:table-cell>
          <table:table-cell table:style-name="Table57.F1" office:value-type="string">
            <text:p text:style-name="P13">Copy Depth</text:p>
          </table:table-cell>
        </table:table-row>
        <table:table-row>
          <table:table-cell table:style-name="Table57.A2" office:value-type="string">
            <text:p text:style-name="P23">dup</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16">Duplicate the data without any copying.</text:p>
          </table:table-cell>
          <table:table-cell table:style-name="Table57.A2" office:value-type="string">
            <text:p text:style-name="P12">Least</text:p>
          </table:table-cell>
          <table:table-cell table:style-name="Table57.F2" office:value-type="string">
            <text:p text:style-name="P12">None</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shallow copy.</text:p>
          </table:table-cell>
          <table:table-cell table:style-name="Table57.E3" table:number-rows-spanned="2" office:value-type="string">
            <text:p text:style-name="P12">Moderate</text:p>
          </table:table-cell>
          <table:table-cell table:style-name="Table57.F3" table:number-rows-spanned="2" office:value-type="string">
            <text:p text:style-name="P12">One Level</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shallow copy.</text:p>
          </table:table-cell>
          <table:covered-table-cell/>
          <table:covered-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deep copy.</text:p>
          </table:table-cell>
          <table:table-cell table:style-name="Table57.E3" table:number-rows-spanned="2" office:value-type="string">
            <text:p text:style-name="P12">Most</text:p>
          </table:table-cell>
          <table:table-cell table:style-name="Table57.F3" table:number-rows-spanned="2" office:value-type="string">
            <text:p text:style-name="P12">All Levels</text:p>
          </table: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4738932061067587999" text:style-name="L12">
        <text:list-item>
          <text:p text:style-name="P80">No Copying</text:p>
        </text:list-item>
        <text:list-item>
          <text:p text:style-name="P80">Shallow Copying</text:p>
        </text:list-item>
        <text:list-item>
          <text:p text:style-name="P8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5006768"/>try<text:alphabetical-index-mark-end text:id="IMark165006768"/> block</text:h>
      <text:p text:style-name="P3">The bare basics of an exception handled code block is:</text:p>
      <text:p text:style-name="Code"/>
      <text:p text:style-name="Code">try (dangerous code here) <text:alphabetical-index-mark-start text:id="IMark165006768"/>catch<text:alphabetical-index-mark-end text:id="IMark165006768"/>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65006768"/>?"<text:alphabetical-index-mark-end text:id="IMark16500676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5006768"/>bounce<text:alphabetical-index-mark-end text:id="IMark165006768"/>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65006768"/>bounce<text:alphabetical-index-mark-end text:id="IMark165006768"/>”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5006768"/>finally<text:alphabetical-index-mark-end text:id="IMark165006768"/>”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5006768"/>try<text:alphabetical-index-mark-end text:id="IMark165006768"/></text:p>
      <text:p text:style-name="Code"><text:s text:c="2"/>(dangerous code)</text:p>
      <text:p text:style-name="Code">(optional) <text:alphabetical-index-mark-start text:id="IMark165006768"/>catch<text:alphabetical-index-mark-end text:id="IMark165006768"/></text:p>
      <text:p text:style-name="Code"><text:s text:c="2"/>(exception handler with optional <text:alphabetical-index-mark-start text:id="IMark165006768"/>?"<text:alphabetical-index-mark-end text:id="IMark165006768"/>Exx" and <text:alphabetical-index-mark-start text:id="IMark165005856"/>bounce<text:alphabetical-index-mark-end text:id="IMark165005856"/>)</text:p>
      <text:p text:style-name="Code">(optional) <text:alphabetical-index-mark-start text:id="IMark165005856"/>finally<text:alphabetical-index-mark-end text:id="IMark165005856"/></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5005856"/>throw"<text:alphabetical-index-mark-end text:id="IMark165005856"/>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5005856"/>.throw<text:alphabetical-index-mark-end text:id="IMark16500585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6">Object</text:p>
      <text:p text:style-name="P46"><text:tab/>Array</text:p>
      <text:p text:style-name="P46"><text:tab/>Class</text:p>
      <text:p text:style-name="P46"><text:tab/>FalseClass</text:p>
      <text:p text:style-name="P46"><text:tab/>Hash</text:p>
      <text:p text:style-name="P46"><text:tab/>InStream</text:p>
      <text:p text:style-name="P46"><text:tab/>MaxNumeric</text:p>
      <text:p text:style-name="P46"><text:tab/>MinNumeric</text:p>
      <text:p text:style-name="P46"><text:tab/>NilClass</text:p>
      <text:p text:style-name="P46"><text:tab/>Numeric</text:p>
      <text:p text:style-name="P46"><text:tab/><text:tab/>Complex</text:p>
      <text:p text:style-name="P46"><text:tab/><text:tab/>Float</text:p>
      <text:p text:style-name="P46"><text:tab/><text:tab/>Integer</text:p>
      <text:p text:style-name="P46"><text:tab/><text:tab/><text:tab/>Bignum</text:p>
      <text:p text:style-name="P46"><text:tab/><text:tab/><text:tab/>Fixnum</text:p>
      <text:p text:style-name="P46"><text:tab/><text:tab/>Rational</text:p>
      <text:p text:style-name="P46"><text:tab/>OutStream</text:p>
      <text:p text:style-name="P46"><text:tab/>Procedure</text:p>
      <text:p text:style-name="P46"><text:tab/>Queue</text:p>
      <text:p text:style-name="P46"><text:tab/>String</text:p>
      <text:p text:style-name="P46"><text:tab/>Thread</text:p>
      <text:p text:style-name="P46"><text:tab/>TrueClass</text:p>
      <text:p text:style-name="P4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65034160"/>Classes<text:alphabetical-index-mark-end text:id="IMark165034160"/></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65034160"/>Inheritance<text:alphabetical-index-mark-end text:id="IMark165034160"/></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65034160"/>Methods<text:alphabetical-index-mark-end text:id="IMark165034160"/></text:h>
      <text:p text:style-name="P3">All code in fOOrth is contained in methods. A method is a fragment of code that an object uses to respond to a message that has been sent to that object. In fOOrth there are three sorts of methods:</text:p>
      <text:list xml:id="list5548941650541888220" text:style-name="L13">
        <text:list-item>
          <text:p text:style-name="P68">Shared: Methods that are common to all instances of the class that contains them.</text:p>
        </text:list-item>
        <text:list-item>
          <text:p text:style-name="P68">Exclusive: Methods that are defined for one and only one object (and all of its clones that are created <text:span text:style-name="T2">after</text:span> the exclusive method is defined.).</text:p>
        </text:list-item>
        <text:list-item>
          <text:p text:style-name="P68">Local: Methods that are created in a context and are accessible only in that context. When the context concludes, these methods are no longer accessible.</text:p>
        </text:list-item>
      </text:list>
      <text:h text:style-name="Heading_20_3" text:outline-level="3"><text:alphabetical-index-mark-start text:id="IMark165006768"/>Late Binding<text:alphabetical-index-mark-end text:id="IMark165006768"/> and <text:alphabetical-index-mark-start text:id="IMark165005856"/>Polymorphism<text:alphabetical-index-mark-end text:id="IMark1650058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65005856"/>Method Mapping<text:alphabetical-index-mark-end text:id="IMark1650058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623363297053081969" text:style-name="L14">
        <text:list-item>
          <text:p text:style-name="P69">The strings used by fOOrth needed to be converted to Ruby symbols to allow code to be executed in Ruby.</text:p>
        </text:list-item>
        <text:list-item>
          <text:p text:style-name="P6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65006768"/>SymbolMap<text:alphabetical-index-mark-end text:id="IMark165006768"/> class. This class creates mappings in one of two ways:</text:p>
      <text:list xml:id="list4399169281114409643" text:style-name="L15">
        <text:list-item>
          <text:p text:style-name="P7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65006768"/>Routing<text:alphabetical-index-mark-end text:id="IMark16500676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6081311778672247252" text:style-name="L16">
        <text:list-item>
          <text:p text:style-name="P71">The defining word used to create the method.</text:p>
        </text:list-item>
        <text:list-item>
          <text:p text:style-name="P71">The receiver of the defining word used to create the method.</text:p>
        </text:list-item>
        <text:list-item>
          <text:p text:style-name="P7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3">Defining Word</text:p>
          </table:table-cell>
          <table:table-cell table:style-name="Table9.A1" office:value-type="string">
            <text:p text:style-name="P13">DW Receiver</text:p>
          </table:table-cell>
          <table:table-cell table:style-name="Table9.A1" office:value-type="string">
            <text:p text:style-name="P13">Method Name</text:p>
          </table:table-cell>
          <table:table-cell table:style-name="Table9.A1" office:value-type="string">
            <text:p text:style-name="P13">Message Routing</text:p>
          </table:table-cell>
          <table:table-cell table:style-name="Table9.E1" office:value-type="string">
            <text:p text:style-name="P14">Notes</text:p>
          </table:table-cell>
        </table:table-row>
        <table:table-row>
          <table:table-cell table:style-name="Table9.A2" office:value-type="string">
            <text:p text:style-name="P13"><text:alphabetical-index-mark-start text:id="IMark165034880"/>:<text:alphabetical-index-mark-end text:id="IMark165034880"/></text:p>
          </table:table-cell>
          <table:table-cell table:style-name="Table9.A2" office:value-type="string">
            <text:p text:style-name="P12">N/A</text:p>
          </table:table-cell>
          <table:table-cell table:style-name="Table9.A2" office:value-type="string">
            <text:p text:style-name="P20">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2">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6">A virtual machine method.</text:p>
          </table:table-cell>
        </table:table-row>
        <table:table-row>
          <table:table-cell table:style-name="Table9.A3" table:number-rows-spanned="4" office:value-type="string">
            <text:p text:style-name="P13"><text:alphabetical-index-mark-start text:id="IMark165034880"/>.:<text:alphabetical-index-mark-end text:id="IMark165034880"/></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6">A public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6">A private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6">A public shared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table:number-rows-spanned="7" office:value-type="string">
            <text:p text:style-name="P13"><text:alphabetical-index-mark-start text:id="IMark165034880"/>.::<text:alphabetical-index-mark-end text:id="IMark165034880"/></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 public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n public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class exclusive dyadic operator</text:p>
          </table:table-cell>
        </table:table-row>
        <table:table-row>
          <table:covered-table-cell/>
          <table:table-cell table:style-name="Table9.A2" office:value-type="string">
            <text:p text:style-name="P12">An Object</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exclusive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office:value-type="string">
            <text:p text:style-name="P11">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2">N/A</text:p>
          </table:table-cell>
          <table:table-cell table:style-name="Table9.A2" office:value-type="string">
            <text:p text:style-name="P20">other</text:p>
          </table:table-cell>
          <table:table-cell table:style-name="Table9.A2" office:value-type="string">
            <text:p text:style-name="P12">Context</text:p>
          </table:table-cell>
          <table:table-cell table:style-name="Table9.E2" office:value-type="string">
            <text:p text:style-name="P24">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39985140"/>do_map_name<text:alphabetical-index-mark-end text:id="IMark23998514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239985140"/>Array<text:alphabetical-index-mark-end text:id="IMark2399851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723009259189906168" text:style-name="L17">
        <text:list-item>
          <text:p text:style-name="P72">The first two examples both create “empty” arrays with zero data elements. </text:p>
        </text:list-item>
        <text:list-item>
          <text:p text:style-name="P72">Array data do NOT need to be the same “type” of data. Mixing is allowed. </text:p>
        </text:list-item>
        <text:list-item>
          <text:p text:style-name="P7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6681224418605923968" text:style-name="L18">
        <text:list-item>
          <text:p text:style-name="P7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4975788"/>.new<text:alphabetical-index-mark-end text:id="IMark16497578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4">Code</text:p>
          </table:table-cell>
          <table:table-cell table:style-name="Table59.B2" office:value-type="string">
            <text:p text:style-name="P14">Result</text:p>
          </table:table-cell>
        </table:table-row>
        <table:table-row table:style-name="Table59.2">
          <table:table-cell table:style-name="Table59.A2" office:value-type="string">
            <text:p text:style-name="Snippet">Array .new</text:p>
          </table:table-cell>
          <table:table-cell table:style-name="Table59.B2" office:value-type="string">
            <text:p text:style-name="P16">[]</text:p>
          </table:table-cell>
        </table:table-row>
        <table:table-row table:style-name="Table59.2">
          <table:table-cell table:style-name="Table59.A2" office:value-type="string">
            <text:p text:style-name="Snippet">[ ]</text:p>
          </table:table-cell>
          <table:table-cell table:style-name="Table59.B2" office:value-type="string">
            <text:p text:style-name="P16">[]</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4975788"/>.new{<text:alphabetical-index-mark-end text:id="IMark16497578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4">Code</text:p>
          </table:table-cell>
          <table:table-cell table:style-name="Table62.B2" office:value-type="string">
            <text:p text:style-name="P1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6">[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64975788"/>x<text:alphabetical-index-mark-end text:id="IMark16497578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64975788"/>}<text:alphabetical-index-mark-end text:id="IMark16497578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64975788"/>.new_size<text:alphabetical-index-mark-end text:id="IMark16497578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6">[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4975788"/>.new_value<text:alphabetical-index-mark-end text:id="IMark16497578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4">Code</text:p>
          </table:table-cell>
          <table:table-cell table:style-name="Table64.B2" office:value-type="string">
            <text:p text:style-name="P1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6">[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4975788"/>.new_values<text:alphabetical-index-mark-end text:id="IMark16497578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4">Code</text:p>
          </table:table-cell>
          <table:table-cell table:style-name="Table65.B2" office:value-type="string">
            <text:p text:style-name="P1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6">[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4975788"/>!<text:alphabetical-index-mark-end text:id="IMark16497578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4">Code</text:p>
          </table:table-cell>
          <table:table-cell table:style-name="Table66.B2" office:value-type="string">
            <text:p text:style-name="P1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6">(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4975788"/>+<text:alphabetical-index-mark-end text:id="IMark16497578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4">Code</text:p>
          </table:table-cell>
          <table:table-cell table:style-name="Table67.B2" office:value-type="string">
            <text:p text:style-name="P14">Result</text:p>
          </table:table-cell>
        </table:table-row>
        <table:table-row table:style-name="Table67.1">
          <table:table-cell table:style-name="Table67.A2" office:value-type="string">
            <text:p text:style-name="Snippet">[ 1 2 ] 3 +</text:p>
          </table:table-cell>
          <table:table-cell table:style-name="Table67.B2" office:value-type="string">
            <text:p text:style-name="P16">[1, 2, 3]</text:p>
          </table:table-cell>
        </table:table-row>
        <table:table-row table:style-name="Table67.1">
          <table:table-cell table:style-name="Table67.A2" office:value-type="string">
            <text:p text:style-name="Snippet">[ 1 2 ] [ 3 4 ] +</text:p>
          </table:table-cell>
          <table:table-cell table:style-name="Table67.B2" office:value-type="string">
            <text:p text:style-name="P16">[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6">[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4975788"/>.+left<text:alphabetical-index-mark-end text:id="IMark16497578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4">Code</text:p>
          </table:table-cell>
          <table:table-cell table:style-name="Table68.B2" office:value-type="string">
            <text:p text:style-name="P14">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6">[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4975788"/>.+mid<text:alphabetical-index-mark-end text:id="IMark16497578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4">Code</text:p>
          </table:table-cell>
          <table:table-cell table:style-name="Table69.B2" office:value-type="string">
            <text:p text:style-name="P1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6">[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4975788"/>.+midlr<text:alphabetical-index-mark-end text:id="IMark16497578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4">Code</text:p>
          </table:table-cell>
          <table:table-cell table:style-name="Table70.B2" office:value-type="string">
            <text:p text:style-name="P1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6">[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4975788"/>.+right<text:alphabetical-index-mark-end text:id="IMark16497578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4">Code</text:p>
          </table:table-cell>
          <table:table-cell table:style-name="Table71.B2" office:value-type="string">
            <text:p text:style-name="P1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6">[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4975788"/>.-left<text:alphabetical-index-mark-end text:id="IMark16497578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4">Code</text:p>
          </table:table-cell>
          <table:table-cell table:style-name="Table72.B2" office:value-type="string">
            <text:p text:style-name="P1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6">[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4975788"/>.-mid<text:alphabetical-index-mark-end text:id="IMark16497578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4">Code</text:p>
          </table:table-cell>
          <table:table-cell table:style-name="Table73.B2" office:value-type="string">
            <text:p text:style-name="P1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6">[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4975788"/>.-midlr<text:alphabetical-index-mark-end text:id="IMark16497578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4">Code</text:p>
          </table:table-cell>
          <table:table-cell table:style-name="Table74.B2" office:value-type="string">
            <text:p text:style-name="P1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6">[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4975788"/>.-right<text:alphabetical-index-mark-end text:id="IMark16497578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4">Code</text:p>
          </table:table-cell>
          <table:table-cell table:style-name="Table75.B2" office:value-type="string">
            <text:p text:style-name="P1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6">[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4975788"/>.[]!<text:alphabetical-index-mark-end text:id="IMark16497578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4">Code</text:p>
          </table:table-cell>
          <table:table-cell table:style-name="Table76.B2" office:value-type="string">
            <text:p text:style-name="P14">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6">(“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4975788"/>.[]@<text:alphabetical-index-mark-end text:id="IMark16497578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4">Code</text:p>
          </table:table-cell>
          <table:table-cell table:style-name="Table77.B2" office:value-type="string">
            <text:p text:style-name="P1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6">2</text:p>
          </table:table-cell>
        </table:table-row>
        <table:table-row table:style-name="Table77.1">
          <table:table-cell table:style-name="Table77.A2" office:value-type="string">
            <text:p text:style-name="Snippet">11 [ 1 2 3 4 ] .[]@</text:p>
          </table:table-cell>
          <table:table-cell table:style-name="Table77.B2" office:value-type="string">
            <text:p text:style-name="P16">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4975788"/>.left<text:alphabetical-index-mark-end text:id="IMark16497578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4">Code</text:p>
          </table:table-cell>
          <table:table-cell table:style-name="Table78.B2" office:value-type="string">
            <text:p text:style-name="P1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6">[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4975788"/>.length<text:alphabetical-index-mark-end text:id="IMark16497578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4">Code</text:p>
          </table:table-cell>
          <table:table-cell table:style-name="Table79.B2" office:value-type="string">
            <text:p text:style-name="P1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6">4</text:p>
          </table:table-cell>
        </table:table-row>
        <table:table-row table:style-name="Table79.1">
          <table:table-cell table:style-name="Table79.A2" office:value-type="string">
            <text:p text:style-name="Snippet">[ ] .length</text:p>
          </table:table-cell>
          <table:table-cell table:style-name="Table79.B2" office:value-type="string">
            <text:p text:style-name="P16">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64975788"/>.max<text:alphabetical-index-mark-end text:id="IMark16497578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4">Code</text:p>
          </table:table-cell>
          <table:table-cell table:style-name="Table80.B2" office:value-type="string">
            <text:p text:style-name="P1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6">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6">“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6">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64975788"/>.mid<text:alphabetical-index-mark-end text:id="IMark16497578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4">Code</text:p>
          </table:table-cell>
          <table:table-cell table:style-name="Table81.B2" office:value-type="string">
            <text:p text:style-name="P1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6">[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6">[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6">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4975788"/>.midlr<text:alphabetical-index-mark-end text:id="IMark16497578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4">Code</text:p>
          </table:table-cell>
          <table:table-cell table:style-name="Table82.B2" office:value-type="string">
            <text:p text:style-name="P1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6">[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6">[]</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6">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64975788"/>.min<text:alphabetical-index-mark-end text:id="IMark16497578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4">Code</text:p>
          </table:table-cell>
          <table:table-cell table:style-name="Table83.B2" office:value-type="string">
            <text:p text:style-name="P1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6">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6">“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6">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64975788"/>.pp<text:alphabetical-index-mark-end text:id="IMark16497578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4">Code</text:p>
          </table:table-cell>
          <table:table-cell table:style-name="Table84.B2" office:value-type="string">
            <text:p text:style-name="P1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6">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4975788"/>.reverse<text:alphabetical-index-mark-end text:id="IMark16497578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4">Code</text:p>
          </table:table-cell>
          <table:table-cell table:style-name="Table85.B2" office:value-type="string">
            <text:p text:style-name="P1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6">[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4975788"/>.right<text:alphabetical-index-mark-end text:id="IMark16497578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4">Code</text:p>
          </table:table-cell>
          <table:table-cell table:style-name="Table86.B2" office:value-type="string">
            <text:p text:style-name="P1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6"/>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4975788"/>.shuffle<text:alphabetical-index-mark-end text:id="IMark16497578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4">Code</text:p>
          </table:table-cell>
          <table:table-cell table:style-name="Table87.B2" office:value-type="string">
            <text:p text:style-name="P1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6">[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4975788"/>.sort<text:alphabetical-index-mark-end text:id="IMark16497578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4">Code</text:p>
          </table:table-cell>
          <table:table-cell table:style-name="Table88.B2" office:value-type="string">
            <text:p text:style-name="P1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6">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6">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4975788"/>.strmax<text:alphabetical-index-mark-end text:id="IMark16497578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4">Code</text:p>
          </table:table-cell>
          <table:table-cell table:style-name="Table89.B2" office:value-type="string">
            <text:p text:style-name="P1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6">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64975788"/>&lt;&lt;<text:alphabetical-index-mark-end text:id="IMark16497578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4">Code</text:p>
          </table:table-cell>
          <table:table-cell table:style-name="Table90.B2" office:value-type="string">
            <text:p text:style-name="P1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6">[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6">[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64975788"/>@<text:alphabetical-index-mark-end text:id="IMark16497578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4">Code</text:p>
          </table:table-cell>
          <table:table-cell table:style-name="Table91.B2" office:value-type="string">
            <text:p text:style-name="P14">Result</text:p>
          </table:table-cell>
        </table:table-row>
        <table:table-row table:style-name="Table91.1">
          <table:table-cell table:style-name="Table91.A2" office:value-type="string">
            <text:p text:style-name="Snippet">[ 1 2 3 4 ] @</text:p>
          </table:table-cell>
          <table:table-cell table:style-name="Table91.B2" office:value-type="string">
            <text:p text:style-name="P16">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39985140"/>Class<text:alphabetical-index-mark-end text:id="IMark23998514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4975788"/>.is_class?<text:alphabetical-index-mark-end text:id="IMark16497578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4">Code</text:p>
          </table:table-cell>
          <table:table-cell table:style-name="Table93.B2" office:value-type="string">
            <text:p text:style-name="P1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6">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4975788"/>.new<text:alphabetical-index-mark-end text:id="IMark16497578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4">Code</text:p>
          </table:table-cell>
          <table:table-cell table:style-name="Table94.B2" office:value-type="string">
            <text:p text:style-name="P14">Result</text:p>
          </table:table-cell>
        </table:table-row>
        <table:table-row table:style-name="Table94.1">
          <table:table-cell table:style-name="Table94.A2" office:value-type="string">
            <text:p text:style-name="Snippet">Object .new</text:p>
          </table:table-cell>
          <table:table-cell table:style-name="Table94.B2" office:value-type="string">
            <text:p text:style-name="P16">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4975788"/>.parent_class<text:alphabetical-index-mark-end text:id="IMark16497578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4">Code</text:p>
          </table:table-cell>
          <table:table-cell table:style-name="Table95.B2" office:value-type="string">
            <text:p text:style-name="P1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6">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6">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4975788"/>.subclass:<text:alphabetical-index-mark-end text:id="IMark16497578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4">Code</text:p>
          </table:table-cell>
          <table:table-cell table:style-name="Table96.B2" office:value-type="string">
            <text:p text:style-name="P1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6">(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6">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4975788"/>.to_s<text:alphabetical-index-mark-end text:id="IMark16497578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4">Code</text:p>
          </table:table-cell>
          <table:table-cell table:style-name="Table97.B2" office:value-type="string">
            <text:p text:style-name="P14">Result</text:p>
          </table:table-cell>
        </table:table-row>
        <table:table-row table:style-name="Table97.1">
          <table:table-cell table:style-name="Table97.A2" office:value-type="string">
            <text:p text:style-name="Snippet">Object .to_s</text:p>
          </table:table-cell>
          <table:table-cell table:style-name="Table97.B2" office:value-type="string">
            <text:p text:style-name="P16">“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6">“MyClass”</text:p>
          </table:table-cell>
        </table:table-row>
      </table:table>
      <text:p text:style-name="Text_20_body"/>
      <text:h text:style-name="Heading_20_2" text:outline-level="2"><text:alphabetical-index-mark-start text:id="IMark239985140"/>Commands<text:alphabetical-index-mark-end text:id="IMark239985140"/></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4975788"/>)methods<text:alphabetical-index-mark-end text:id="IMark16497578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4">Code</text:p>
          </table:table-cell>
          <table:table-cell table:style-name="Table98.B2" office:value-type="string">
            <text:p text:style-name="P14">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6">(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4975788"/>)stubs<text:alphabetical-index-mark-end text:id="IMark164975788"/> []</text:h>
            <text:p text:style-name="Text_20_body">Routing: TOS</text:p>
            <text:p text:style-name="P3">List the stub methods defined for this class. Stubs are place holder methods that serve one of two purposes:</text:p>
            <text:list xml:id="list7554399632361985224" text:style-name="L19">
              <text:list-item>
                <text:p text:style-name="P74">They are abstract methods in a base class that exist so that a sub-class may replace the stub with an actual method. The stub ensures that the compiler uses the correct routing when using the method.</text:p>
              </text:list-item>
              <text:list-item>
                <text:p text:style-name="P7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4">Code</text:p>
          </table:table-cell>
          <table:table-cell table:style-name="Table100.B2" office:value-type="string">
            <text:p text:style-name="P14">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6">(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39985140"/>Complex<text:alphabetical-index-mark-end text:id="IMark2399851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3">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3">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3.7i</text:p>
          </table:table-cell>
          <table:table-cell table:style-name="Table5.B2" office:value-type="string">
            <text:p text:style-name="P12">0+3.7i</text:p>
          </table:table-cell>
        </table:table-row>
        <table:table-row>
          <table:table-cell table:style-name="Table5.A2" office:value-type="string">
            <text:p text:style-name="P23">1/2i</text:p>
          </table:table-cell>
          <table:table-cell table:style-name="Table5.B2" office:value-type="string">
            <text:p text:style-name="P12">0+1/2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5084980"/>.cbrt<text:alphabetical-index-mark-end text:id="IMark165084980"/>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4">Code</text:p>
          </table:table-cell>
          <table:table-cell table:style-name="Table101.B2" office:value-type="string">
            <text:p text:style-name="P14">Result</text:p>
          </table:table-cell>
        </table:table-row>
        <table:table-row table:style-name="Table101.1">
          <table:table-cell table:style-name="Table101.A2" office:value-type="string">
            <text:p text:style-name="Snippet">8+0i .cbrt</text:p>
          </table:table-cell>
          <table:table-cell table:style-name="Table101.B2" office:value-type="string">
            <text:p text:style-name="P16">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54810348"/>.e**<text:alphabetical-index-mark-end text:id="IMark5481034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4">Code</text:p>
          </table:table-cell>
          <table:table-cell table:style-name="Table103.B2" office:value-type="string">
            <text:p text:style-name="P14">Result</text:p>
          </table:table-cell>
        </table:table-row>
        <table:table-row table:style-name="Table103.2">
          <table:table-cell table:style-name="Table103.A2" office:value-type="string">
            <text:p text:style-name="Snippet">1+1i .e**</text:p>
          </table:table-cell>
          <table:table-cell table:style-name="Table103.B2" office:value-type="string">
            <text:p text:style-name="P16">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5084980"/>.split<text:alphabetical-index-mark-end text:id="IMark1650849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4">Code</text:p>
          </table:table-cell>
          <table:table-cell table:style-name="Table19.B2" office:value-type="string">
            <text:p text:style-name="P14">Result</text:p>
          </table:table-cell>
        </table:table-row>
        <table:table-row table:style-name="Table19.1">
          <table:table-cell table:style-name="Table19.A2" office:value-type="string">
            <text:p text:style-name="Snippet">3+4i .split</text:p>
          </table:table-cell>
          <table:table-cell table:style-name="Table19.B2" office:value-type="string">
            <text:p text:style-name="P16">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54810348"/>.sqrt<text:alphabetical-index-mark-end text:id="IMark5481034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4">Code</text:p>
          </table:table-cell>
          <table:table-cell table:style-name="Table20.B2" office:value-type="string">
            <text:p text:style-name="P14">Result</text:p>
          </table:table-cell>
        </table:table-row>
        <table:table-row table:style-name="Table20.2">
          <table:table-cell table:style-name="Table20.A2" office:value-type="string">
            <text:p text:style-name="Snippet">2+2i .sqrt</text:p>
          </table:table-cell>
          <table:table-cell table:style-name="Table20.B2" office:value-type="string">
            <text:p text:style-name="P16">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5005232"/>FalseClass<text:alphabetical-index-mark-end text:id="IMark16500523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54810348"/>&amp;&amp;<text:alphabetical-index-mark-end text:id="IMark54810348"/>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4">Code</text:p>
          </table:table-cell>
          <table:table-cell table:style-name="Table92.B2" office:value-type="string">
            <text:p text:style-name="P1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6">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6">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6">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6">true</text:p>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54810348"/>^^<text:alphabetical-index-mark-end text:id="IMark54810348"/>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4">Code</text:p>
          </table:table-cell>
          <table:table-cell table:style-name="Table24.B2" office:value-type="string">
            <text:p text:style-name="P1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6">false</text:p>
          </table:table-cell>
        </table:table-row>
        <table:table-row table:style-name="Table24.2">
          <table:table-cell table:style-name="Table24.A2" office:value-type="string">
            <text:p text:style-name="Snippet">false true ^^</text:p>
          </table:table-cell>
          <table:table-cell table:style-name="Table24.B2" office:value-type="string">
            <text:p text:style-name="P16">true</text:p>
          </table:table-cell>
        </table:table-row>
        <table:table-row table:style-name="Table24.2">
          <table:table-cell table:style-name="Table24.A2" office:value-type="string">
            <text:p text:style-name="Snippet">true false ^^</text:p>
          </table:table-cell>
          <table:table-cell table:style-name="Table24.B2" office:value-type="string">
            <text:p text:style-name="P16">true</text:p>
          </table:table-cell>
        </table:table-row>
        <table:table-row table:style-name="Table24.2">
          <table:table-cell table:style-name="Table24.A2" office:value-type="string">
            <text:p text:style-name="Snippet">true true ^^</text:p>
          </table:table-cell>
          <table:table-cell table:style-name="Table24.B2" office:value-type="string">
            <text:p text:style-name="P16">false</text:p>
          </table:table-cell>
        </table:table-row>
      </table:table>
      <text:p text:style-name="Text_20_body"/>
      <table:table table:name="Table25" table:style-name="Table25">
        <table:table-column table:style-name="Table25.A"/>
        <table:table-column table:style-name="Table25.B"/>
        <text:soft-page-break/>
        <table:table-row>
          <table:table-cell table:style-name="Table25.A1" table:number-columns-spanned="2" office:value-type="string">
            <text:h text:style-name="Heading_20_3" text:outline-level="3">[false object] <text:alphabetical-index-mark-start text:id="IMark54810348"/>||<text:alphabetical-index-mark-end text:id="IMark54810348"/>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4">Code</text:p>
          </table:table-cell>
          <table:table-cell table:style-name="Table25.B2" office:value-type="string">
            <text:p text:style-name="P1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6">false</text:p>
          </table:table-cell>
        </table:table-row>
        <table:table-row table:style-name="Table25.2">
          <table:table-cell table:style-name="Table25.A2" office:value-type="string">
            <text:p text:style-name="Snippet">false true ||</text:p>
          </table:table-cell>
          <table:table-cell table:style-name="Table25.B2" office:value-type="string">
            <text:p text:style-name="P16">true</text:p>
          </table:table-cell>
        </table:table-row>
        <table:table-row table:style-name="Table25.2">
          <table:table-cell table:style-name="Table25.A2" office:value-type="string">
            <text:p text:style-name="Snippet">true false ||</text:p>
          </table:table-cell>
          <table:table-cell table:style-name="Table25.B2" office:value-type="string">
            <text:p text:style-name="P16">true</text:p>
          </table:table-cell>
        </table:table-row>
        <table:table-row table:style-name="Table25.2">
          <table:table-cell table:style-name="Table25.A2" office:value-type="string">
            <text:p text:style-name="Snippet">true true ||</text:p>
          </table:table-cell>
          <table:table-cell table:style-name="Table25.B2" office:value-type="string">
            <text:p text:style-name="P16">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5005232"/>Float<text:alphabetical-index-mark-end text:id="IMark16500523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3">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3">Value</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5083780"/>Hash<text:alphabetical-index-mark-end text:id="IMark16508378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span text:style-name="T7">{</text:span>” and the locally defined methods “<text:span text:style-name="T7">-&gt;</text:span>” and “<text:span text:style-name="T7">}</text:span>”. The general usage is:</text:p>
      <text:p text:style-name="Code"/>
      <text:p text:style-name="Code">{ (key/value generating code goes here) }</text:p>
      <text:p text:style-name="Code"/>
      <text:p text:style-name="P3">Where the data generation code is code that deposits zero or more key value pairs onto the stack. When the closing “<text:span text:style-name="T7">}</text:span>” is encountered, these data elements are scooped up and placed into a hash at the top of the stack. Here are some illustrations of hash literals in action:</text:p>
      <text:p text:style-name="P3"/>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5083780"/>InStream<text:alphabetical-index-mark-end text:id="IMark16508378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5083780"/>Integer<text:alphabetical-index-mark-end text:id="IMark16508378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3">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3">Value</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445556678789933</text:p>
          </table:table-cell>
          <table:table-cell table:style-name="Table7.B2" office:value-type="string">
            <text:p text:style-name="P12">445556678789933</text:p>
          </table:table-cell>
        </table:table-row>
        <table:table-row>
          <table:table-cell table:style-name="Table7.A2" office:value-type="string">
            <text:p text:style-name="P23">0xff</text:p>
          </table:table-cell>
          <table:table-cell table:style-name="Table7.B2" office:value-type="string">
            <text:p text:style-name="P12">255</text:p>
          </table:table-cell>
        </table:table-row>
        <table:table-row>
          <table:table-cell table:style-name="Table7.A2" office:value-type="string">
            <text:p text:style-name="P23">0xffffffffff</text:p>
          </table:table-cell>
          <table:table-cell table:style-name="Table7.B2" office:value-type="string">
            <text:p text:style-name="P12">1099511627775</text:p>
          </table:table-cell>
        </table:table-row>
        <table:table-row>
          <table:table-cell table:style-name="Table7.A2" office:value-type="string">
            <text:p text:style-name="P23">0xDeadBeef</text:p>
          </table:table-cell>
          <table:table-cell table:style-name="Table7.B2" office:value-type="string">
            <text:p text:style-name="P12">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65004656"/><text:alphabetical-index-mark-start text:id="IMark165084164"/>MaxNumeric<text:alphabetical-index-mark-end text:id="IMark165084164"/><text:alphabetical-index-mark-end text:id="IMark16500465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65004656"/><text:alphabetical-index-mark-start text:id="IMark165084164"/>MinNumeric<text:alphabetical-index-mark-end text:id="IMark165084164"/><text:alphabetical-index-mark-end text:id="IMark16500465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65004656"/><text:alphabetical-index-mark-start text:id="IMark165084164"/><text:alphabetical-index-mark-start text:id="IMark165084404"/>NilClass<text:alphabetical-index-mark-end text:id="IMark165084404"/><text:alphabetical-index-mark-end text:id="IMark165084164"/><text:alphabetical-index-mark-end text:id="IMark16500465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5085028"/>&amp;&amp;<text:alphabetical-index-mark-end text:id="IMark165085028"/>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4">Code</text:p>
          </table:table-cell>
          <table:table-cell table:style-name="Table26.B2" office:value-type="string">
            <text:p text:style-name="P14">Result</text:p>
          </table:table-cell>
        </table:table-row>
        <table:table-row table:style-name="Table26.2">
          <table:table-cell table:style-name="Table26.A2" office:value-type="string">
            <text:p text:style-name="Snippet"/>
          </table:table-cell>
          <table:table-cell table:style-name="Table26.B2" office:value-type="string">
            <text:p text:style-name="P16"/>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5085028"/>^^<text:alphabetical-index-mark-end text:id="IMark165085028"/>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4">Code</text:p>
          </table:table-cell>
          <table:table-cell table:style-name="Table27.B2" office:value-type="string">
            <text:p text:style-name="P14">Result</text:p>
          </table:table-cell>
        </table:table-row>
        <table:table-row table:style-name="Table27.2">
          <table:table-cell table:style-name="Table27.A2" office:value-type="string">
            <text:p text:style-name="Snippet"/>
          </table:table-cell>
          <table:table-cell table:style-name="Table27.B2" office:value-type="string">
            <text:p text:style-name="P16"/>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65085028"/>||<text:alphabetical-index-mark-end text:id="IMark165085028"/>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4">Code</text:p>
          </table:table-cell>
          <table:table-cell table:style-name="Table28.B2" office:value-type="string">
            <text:p text:style-name="P14">Result</text:p>
          </table:table-cell>
        </table:table-row>
        <table:table-row table:style-name="Table28.2">
          <table:table-cell table:style-name="Table28.A2" office:value-type="string">
            <text:p text:style-name="Snippet"/>
          </table:table-cell>
          <table:table-cell table:style-name="Table28.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5004656"/>Numeric<text:alphabetical-index-mark-end text:id="IMark16500465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65004656"/>Object<text:alphabetical-index-mark-end text:id="IMark165004656"/></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5085028"/>&amp;&amp;<text:alphabetical-index-mark-end text:id="IMark165085028"/>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4">Code</text:p>
          </table:table-cell>
          <table:table-cell table:style-name="Table29.B2" office:value-type="string">
            <text:p text:style-name="P14">Result</text:p>
          </table:table-cell>
        </table:table-row>
        <table:table-row table:style-name="Table29.2">
          <table:table-cell table:style-name="Table29.A2" office:value-type="string">
            <text:p text:style-name="Snippet"/>
          </table:table-cell>
          <table:table-cell table:style-name="Table29.B2" office:value-type="string">
            <text:p text:style-name="P16"/>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65085028"/>)methods<text:alphabetical-index-mark-end text:id="IMark16508502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4">Code</text:p>
          </table:table-cell>
          <table:table-cell table:style-name="Table10.B2" office:value-type="string">
            <text:p text:style-name="P14">Result</text:p>
          </table:table-cell>
        </table:table-row>
        <table:table-row table:style-name="Table10.2">
          <table:table-cell table:style-name="Table10.A2" office:value-type="string">
            <text:p text:style-name="Snippet"/>
          </table:table-cell>
          <table:table-cell table:style-name="Table10.B2" office:value-type="string">
            <text:p text:style-name="P16"/>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5085028"/>.<text:alphabetical-index-mark-end text:id="IMark165085028"/>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4">Code</text:p>
          </table:table-cell>
          <table:table-cell table:style-name="Table11.B2" office:value-type="string">
            <text:p text:style-name="P14">Result</text:p>
          </table:table-cell>
        </table:table-row>
        <table:table-row table:style-name="Table11.2">
          <table:table-cell table:style-name="Table11.A2" office:value-type="string">
            <text:p text:style-name="Snippet"/>
          </table:table-cell>
          <table:table-cell table:style-name="Table11.B2" office:value-type="string">
            <text:p text:style-name="P16"/>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5085028"/>.class<text:alphabetical-index-mark-end text:id="IMark165085028"/> [a_class]</text:h>
            <text:p text:style-name="P16"><text:span text:style-name="T1">Routing:</text:span> TOS.</text:p>
            <text:p text:style-name="P16">Get the class of the receiver object.</text:p>
          </table:table-cell>
          <table:covered-table-cell/>
        </table:table-row>
        <table:table-row table:style-name="Table12.2">
          <table:table-cell table:style-name="Table12.A2" office:value-type="string">
            <text:p text:style-name="P14">Code</text:p>
          </table:table-cell>
          <table:table-cell table:style-name="Table12.B2" office:value-type="string">
            <text:p text:style-name="P14">Result</text:p>
          </table:table-cell>
        </table:table-row>
        <table:table-row table:style-name="Table12.2">
          <table:table-cell table:style-name="Table12.A2" office:value-type="string">
            <text:p text:style-name="Snippet"/>
          </table:table-cell>
          <table:table-cell table:style-name="Table12.B2" office:value-type="string">
            <text:p text:style-name="P16"/>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5085028"/>.clone<text:alphabetical-index-mark-end text:id="IMark16508502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4">Code</text:p>
          </table:table-cell>
          <table:table-cell table:style-name="Table14.B2" office:value-type="string">
            <text:p text:style-name="P14">Result</text:p>
          </table:table-cell>
        </table:table-row>
        <table:table-row table:style-name="Table14.1">
          <table:table-cell table:style-name="Table14.A2" office:value-type="string">
            <text:p text:style-name="Snippet"/>
          </table:table-cell>
          <table:table-cell table:style-name="Table14.B2" office:value-type="string">
            <text:p text:style-name="P16"/>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5085028"/>.copy<text:alphabetical-index-mark-end text:id="IMark16508502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4">Code</text:p>
          </table:table-cell>
          <table:table-cell table:style-name="Table15.B2" office:value-type="string">
            <text:p text:style-name="P14">Result</text:p>
          </table:table-cell>
        </table:table-row>
        <table:table-row table:style-name="Table15.2">
          <table:table-cell table:style-name="Table15.A2" office:value-type="string">
            <text:p text:style-name="Snippet"/>
          </table:table-cell>
          <table:table-cell table:style-name="Table15.B2" office:value-type="string">
            <text:p text:style-name="P16"/>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5085028"/>.init<text:alphabetical-index-mark-end text:id="IMark16508502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4">Code</text:p>
          </table:table-cell>
          <table:table-cell table:style-name="Table16.B2" office:value-type="string">
            <text:p text:style-name="P14">Result</text:p>
          </table:table-cell>
        </table:table-row>
        <table:table-row table:style-name="Table16.2">
          <table:table-cell table:style-name="Table16.A2" office:value-type="string">
            <text:p text:style-name="Snippet"/>
          </table:table-cell>
          <table:table-cell table:style-name="Table16.B2" office:value-type="string">
            <text:p text:style-name="P16"/>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5085028"/>.is_class?<text:alphabetical-index-mark-end text:id="IMark165085028"/>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4">Code</text:p>
          </table:table-cell>
          <table:table-cell table:style-name="Table17.B2" office:value-type="string">
            <text:p text:style-name="P14">Result</text:p>
          </table:table-cell>
        </table:table-row>
        <table:table-row table:style-name="Table17.2">
          <table:table-cell table:style-name="Table17.A2" office:value-type="string">
            <text:p text:style-name="Snippet"/>
          </table:table-cell>
          <table:table-cell table:style-name="Table17.B2" office:value-type="string">
            <text:p text:style-name="P16"/>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5085028"/>.name<text:alphabetical-index-mark-end text:id="IMark16508502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4">Code</text:p>
          </table:table-cell>
          <table:table-cell table:style-name="Table30.B2" office:value-type="string">
            <text:p text:style-name="P14">Result</text:p>
          </table:table-cell>
        </table:table-row>
        <table:table-row>
          <table:table-cell table:style-name="Table30.A2" office:value-type="string">
            <text:p text:style-name="Snippet">Object .name</text:p>
          </table:table-cell>
          <table:table-cell table:style-name="Table30.B2" office:value-type="string">
            <text:p text:style-name="P16">“Object”</text:p>
          </table:table-cell>
        </table:table-row>
        <table:table-row>
          <table:table-cell table:style-name="Table30.A2" office:value-type="string">
            <text:p text:style-name="Snippet">100 .name</text:p>
          </table:table-cell>
          <table:table-cell table:style-name="Table30.B2" office:value-type="string">
            <text:p text:style-name="P16">“Fixnum instance”</text:p>
          </table:table-cell>
        </table:table-row>
        <table:table-row>
          <table:table-cell table:style-name="Table30.A2" office:value-type="string">
            <text:p text:style-name="Snippet">vm .name</text:p>
          </table:table-cell>
          <table:table-cell table:style-name="Table30.B2" office:value-type="string">
            <text:p text:style-name="P16">“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5085028"/>.strlen<text:alphabetical-index-mark-end text:id="IMark16508502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4">Code</text:p>
          </table:table-cell>
          <table:table-cell table:style-name="Table31.B2" office:value-type="string">
            <text:p text:style-name="P14">Result</text:p>
          </table:table-cell>
        </table:table-row>
        <table:table-row>
          <table:table-cell table:style-name="Table31.A3" office:value-type="string">
            <text:p text:style-name="Snippet">"ABCD" .strlen </text:p>
          </table:table-cell>
          <table:table-cell table:style-name="Table31.A1" office:value-type="string">
            <text:p text:style-name="P16">4</text:p>
          </table:table-cell>
        </table:table-row>
        <table:table-row>
          <table:table-cell table:style-name="Table31.A3" office:value-type="string">
            <text:p text:style-name="Snippet">100 .strlen </text:p>
          </table:table-cell>
          <table:table-cell table:style-name="Table31.B4" office:value-type="string">
            <text:p text:style-name="P16">3</text:p>
          </table:table-cell>
        </table:table-row>
        <table:table-row>
          <table:table-cell table:style-name="Table31.A5" office:value-type="string">
            <text:p text:style-name="Snippet">Object .strlen </text:p>
          </table:table-cell>
          <table:table-cell table:style-name="Table31.A1" office:value-type="string">
            <text:p text:style-name="P16">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5085028"/>.to_f<text:alphabetical-index-mark-end text:id="IMark16508502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4">Code</text:p>
          </table:table-cell>
          <table:table-cell table:style-name="Table32.B2" office:value-type="string">
            <text:p text:style-name="P14">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5085028"/>.to_f!<text:alphabetical-index-mark-end text:id="IMark16508502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4">Code</text:p>
          </table:table-cell>
          <table:table-cell table:style-name="Table33.B2" office:value-type="string">
            <text:p text:style-name="P14">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5085028"/>.to_i<text:alphabetical-index-mark-end text:id="IMark16508502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4">Code</text:p>
          </table:table-cell>
          <table:table-cell table:style-name="Table34.B2" office:value-type="string">
            <text:p text:style-name="P14">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5085028"/>.to_i!<text:alphabetical-index-mark-end text:id="IMark165085028"/>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4">Code</text:p>
          </table:table-cell>
          <table:table-cell table:style-name="Table35.B2" office:value-type="string">
            <text:p text:style-name="P14">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65085028"/>.to_n<text:alphabetical-index-mark-end text:id="IMark16508502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4">Code</text:p>
          </table:table-cell>
          <table:table-cell table:style-name="Table36.B2" office:value-type="string">
            <text:p text:style-name="P14">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5085028"/>.to_n!<text:alphabetical-index-mark-end text:id="IMark16508502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4">Code</text:p>
          </table:table-cell>
          <table:table-cell table:style-name="Table37.B2" office:value-type="string">
            <text:p text:style-name="P14">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65085028"/>.to_r<text:alphabetical-index-mark-end text:id="IMark16508502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4">Code</text:p>
          </table:table-cell>
          <table:table-cell table:style-name="Table38.B2" office:value-type="string">
            <text:p text:style-name="P14">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5085028"/>.to_r!<text:alphabetical-index-mark-end text:id="IMark16508502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4">Code</text:p>
          </table:table-cell>
          <table:table-cell table:style-name="Table39.B2" office:value-type="string">
            <text:p text:style-name="P14">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5085028"/>.to_s<text:alphabetical-index-mark-end text:id="IMark165085028"/>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4">Code</text:p>
          </table:table-cell>
          <table:table-cell table:style-name="Table40.B2" office:value-type="string">
            <text:p text:style-name="P14">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65085028"/>.to_x<text:alphabetical-index-mark-end text:id="IMark16508502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4">Code</text:p>
          </table:table-cell>
          <table:table-cell table:style-name="Table41.B2" office:value-type="string">
            <text:p text:style-name="P14">Result</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5.2 .to_x</text:p>
          </table:table-cell>
          <table:table-cell table:style-name="Table41.B2" office:value-type="string">
            <text:p text:style-name="P16">5.2+0i</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1+2i .to_x</text:p>
          </table:table-cell>
          <table:table-cell table:style-name="Table41.B2" office:value-type="string">
            <text:p text:style-name="P16">1+2i</text:p>
          </table:table-cell>
        </table:table-row>
        <table:table-row>
          <table:table-cell table:style-name="Table41.A2" office:value-type="string">
            <text:p text:style-name="Snippet">“apple” .to_x</text:p>
          </table:table-cell>
          <table:table-cell table:style-name="Table41.B2" office:value-type="string">
            <text:p text:style-name="P16">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5085028"/>.to_x!<text:alphabetical-index-mark-end text:id="IMark16508502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4">Code</text:p>
          </table:table-cell>
          <table:table-cell table:style-name="Table42.B2" office:value-type="string">
            <text:p text:style-name="P14">Result</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5.2 .to_x!</text:p>
          </table:table-cell>
          <table:table-cell table:style-name="Table42.B2" office:value-type="string">
            <text:p text:style-name="P16">5.2+0i</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1+2i .to_x!</text:p>
          </table:table-cell>
          <table:table-cell table:style-name="Table42.B2" office:value-type="string">
            <text:p text:style-name="P16">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5085028"/>&lt;&gt;<text:alphabetical-index-mark-end text:id="IMark165085028"/>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4">Code</text:p>
          </table:table-cell>
          <table:table-cell table:style-name="Table23.B2" office:value-type="string">
            <text:p text:style-name="P14">Result</text:p>
          </table:table-cell>
        </table:table-row>
        <table:table-row table:style-name="Table23.2">
          <table:table-cell table:style-name="Table23.A2" office:value-type="string">
            <text:p text:style-name="Snippet"/>
          </table:table-cell>
          <table:table-cell table:style-name="Table23.B2" office:value-type="string">
            <text:p text:style-name="P16"/>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5085028"/>=<text:alphabetical-index-mark-end text:id="IMark165085028"/>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4">Code</text:p>
          </table:table-cell>
          <table:table-cell table:style-name="Table43.B2" office:value-type="string">
            <text:p text:style-name="P14">Result</text:p>
          </table:table-cell>
        </table:table-row>
        <table:table-row table:style-name="Table43.2">
          <table:table-cell table:style-name="Table43.A2" office:value-type="string">
            <text:p text:style-name="Snippet"/>
          </table:table-cell>
          <table:table-cell table:style-name="Table43.B2" office:value-type="string">
            <text:p text:style-name="P16"/>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5085028"/>^^<text:alphabetical-index-mark-end text:id="IMark1650850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4">Code</text:p>
          </table:table-cell>
          <table:table-cell table:style-name="Table44.B2" office:value-type="string">
            <text:p text:style-name="P14">Result</text:p>
          </table:table-cell>
        </table:table-row>
        <table:table-row table:style-name="Table44.2">
          <table:table-cell table:style-name="Table44.A2" office:value-type="string">
            <text:p text:style-name="Snippet"/>
          </table:table-cell>
          <table:table-cell table:style-name="Table44.B2" office:value-type="string">
            <text:p text:style-name="P16"/>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5085028"/>distinct?<text:alphabetical-index-mark-end text:id="IMark1650850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4">Code</text:p>
          </table:table-cell>
          <table:table-cell table:style-name="Table46.B2" office:value-type="string">
            <text:p text:style-name="P1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6">true</text:p>
          </table:table-cell>
        </table:table-row>
        <table:table-row table:style-name="Table46.1">
          <table:table-cell table:style-name="Table46.A2" office:value-type="string">
            <text:p text:style-name="Snippet">4 4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6">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6">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5085028"/>identical?<text:alphabetical-index-mark-end text:id="IMark1650850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4">Code</text:p>
          </table:table-cell>
          <table:table-cell table:style-name="Table47.B2" office:value-type="string">
            <text:p text:style-name="P1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6">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6">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6">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6">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5085028"/>max<text:alphabetical-index-mark-end text:id="IMark1650850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4">Code</text:p>
          </table:table-cell>
          <table:table-cell table:style-name="Table48.B2" office:value-type="string">
            <text:p text:style-name="P14">Result</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2 max</text:p>
          </table:table-cell>
          <table:table-cell table:style-name="Table48.B2" office:value-type="string">
            <text:p text:style-name="P16">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5085028"/>min<text:alphabetical-index-mark-end text:id="IMark1650850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4">Code</text:p>
          </table:table-cell>
          <table:table-cell table:style-name="Table49.B2" office:value-type="string">
            <text:p text:style-name="P14">Result</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2 min</text:p>
          </table:table-cell>
          <table:table-cell table:style-name="Table49.B2" office:value-type="string">
            <text:p text:style-name="P16">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5085028"/>nil&lt;&gt;<text:alphabetical-index-mark-end text:id="IMark165085028"/>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4">Code</text:p>
          </table:table-cell>
          <table:table-cell table:style-name="Table45.B2" office:value-type="string">
            <text:p text:style-name="P14">Result</text:p>
          </table:table-cell>
        </table:table-row>
        <table:table-row table:style-name="Table45.2">
          <table:table-cell table:style-name="Table45.A2" office:value-type="string">
            <text:p text:style-name="Snippet"/>
          </table:table-cell>
          <table:table-cell table:style-name="Table45.B2" office:value-type="string">
            <text:p text:style-name="P16"/>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65085028"/>nil=<text:alphabetical-index-mark-end text:id="IMark1650850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4">Code</text:p>
          </table:table-cell>
          <table:table-cell table:style-name="Table50.B2" office:value-type="string">
            <text:p text:style-name="P14">Result</text:p>
          </table:table-cell>
        </table:table-row>
        <table:table-row table:style-name="Table50.2">
          <table:table-cell table:style-name="Table50.A2" office:value-type="string">
            <text:p text:style-name="Snippet"/>
          </table:table-cell>
          <table:table-cell table:style-name="Table50.B2" office:value-type="string">
            <text:p text:style-name="P16"/>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5085028"/>not<text:alphabetical-index-mark-end text:id="IMark1650850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4">Code</text:p>
          </table:table-cell>
          <table:table-cell table:style-name="Table51.B2" office:value-type="string">
            <text:p text:style-name="P14">Result</text:p>
          </table:table-cell>
        </table:table-row>
        <table:table-row table:style-name="Table51.2">
          <table:table-cell table:style-name="Table51.A2" office:value-type="string">
            <text:p text:style-name="Snippet"/>
          </table:table-cell>
          <table:table-cell table:style-name="Table51.B2" office:value-type="string">
            <text:p text:style-name="P16"/>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5085028"/>||<text:alphabetical-index-mark-end text:id="IMark165085028"/>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4">Code</text:p>
          </table:table-cell>
          <table:table-cell table:style-name="Table52.B2" office:value-type="string">
            <text:p text:style-name="P14">Result</text:p>
          </table:table-cell>
        </table:table-row>
        <table:table-row table:style-name="Table52.1">
          <table:table-cell table:style-name="Table52.A2" office:value-type="string">
            <text:p text:style-name="Snippet"/>
          </table:table-cell>
          <table:table-cell table:style-name="Table52.B2" office:value-type="string">
            <text:p text:style-name="P16"/>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5004656"/>OutStream<text:alphabetical-index-mark-end text:id="IMark16500465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65004656"/>Procedure<text:alphabetical-index-mark-end text:id="IMark16500465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65004656"/>Queue<text:alphabetical-index-mark-end text:id="IMark16500465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5004656"/>Rational<text:alphabetical-index-mark-end text:id="IMark16500465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3">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3">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2">1/2</text:p>
          </table:table-cell>
        </table:table-row>
        <table:table-row>
          <table:table-cell table:style-name="Table6.A2" office:value-type="string">
            <text:p text:style-name="P23">1.2/3</text:p>
          </table:table-cell>
          <table:table-cell table:style-name="Table6.B2" office:value-type="string">
            <text:p text:style-name="P1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5084116"/>.split<text:alphabetical-index-mark-end text:id="IMark16508411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4">Code</text:p>
          </table:table-cell>
          <table:table-cell table:style-name="Table18.B2" office:value-type="string">
            <text:p text:style-name="P14">Result</text:p>
          </table:table-cell>
        </table:table-row>
        <table:table-row table:style-name="Table18.1">
          <table:table-cell table:style-name="Table18.A2" office:value-type="string">
            <text:p text:style-name="P16">1/2 .split</text:p>
          </table:table-cell>
          <table:table-cell table:style-name="Table18.B2" office:value-type="string">
            <text:p text:style-name="P16">1 <text:s/>2</text:p>
          </table:table-cell>
        </table:table-row>
        <table:table-row table:style-name="Table18.1">
          <table:table-cell table:style-name="Table18.A2" office:value-type="string">
            <text:p text:style-name="P16">3/4 .split</text:p>
          </table:table-cell>
          <table:table-cell table:style-name="Table18.B2" office:value-type="string">
            <text:p text:style-name="P16">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5083348"/>Stack<text:alphabetical-index-mark-end text:id="IMark16508334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5083348"/>String<text:alphabetical-index-mark-end text:id="IMark16508334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5083348"/>Thread<text:alphabetical-index-mark-end text:id="IMark16508334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5083348"/><text:alphabetical-index-mark-start text:id="IMark165084740"/><text:alphabetical-index-mark-start text:id="IMark165085076"/>TrueClass<text:alphabetical-index-mark-end text:id="IMark165085076"/><text:alphabetical-index-mark-end text:id="IMark165084740"/><text:alphabetical-index-mark-end text:id="IMark16508334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7"/>
      <text:h text:style-name="Heading_20_1" text:outline-level="1"><text:alphabetical-index-mark-start text:id="IMark165083348"/>VirtualMachine<text:alphabetical-index-mark-end text:id="IMark16508334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5084116"/>.:<text:alphabetical-index-mark-end text:id="IMark165084116"/>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6">(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6">(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6">(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5084116"/>super<text:alphabetical-index-mark-end text:id="IMark16508411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6">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5084116"/>val:<text:alphabetical-index-mark-end text:id="IMark16508411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6">(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084116"/>var:<text:alphabetical-index-mark-end text:id="IMark16508411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6">(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084116"/>val@:<text:alphabetical-index-mark-end text:id="IMark16508411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6">(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5084116"/>var@:<text:alphabetical-index-mark-end text:id="IMark16508411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6">(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5084116"/>;<text:alphabetical-index-mark-end text:id="IMark16508411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5084116"/>.::<text:alphabetical-index-mark-end text:id="IMark165084116"/>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49"/>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5084116"/>inst:<text:alphabetical-index-mark-end text:id="IMark16508411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5084116"/>local:<text:alphabetical-index-mark-end text:id="IMark16508411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5084116"/>super<text:alphabetical-index-mark-end text:id="IMark16508411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5084116"/>;<text:alphabetical-index-mark-end text:id="IMark16508411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5083348"/>Commands<text:alphabetical-index-mark-end text:id="IMark16508334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65083348"/>)entries<text:alphabetical-index-mark-end text:id="IMark165083348"/>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3">Expression Character</text:p>
          </table:table-cell>
          <table:table-cell table:style-name="Table4.B1" office:value-type="string">
            <text:p text:style-name="P14">Description</text:p>
          </table:table-cell>
        </table:table-row>
        <table:table-row>
          <table:table-cell table:style-name="Table4.A2" office:value-type="string">
            <text:p text:style-name="P19">.</text:p>
          </table:table-cell>
          <table:table-cell table:style-name="Table4.B2" office:value-type="string">
            <text:p text:style-name="P16">Any character except newline</text:p>
          </table:table-cell>
        </table:table-row>
        <table:table-row>
          <table:table-cell table:style-name="Table4.A2" office:value-type="string">
            <text:p text:style-name="P19">[A-Z]</text:p>
          </table:table-cell>
          <table:table-cell table:style-name="Table4.B2" office:value-type="string">
            <text:p text:style-name="P16">Any uppercase alphabetical character.</text:p>
          </table:table-cell>
        </table:table-row>
        <table:table-row>
          <table:table-cell table:style-name="Table4.A2" office:value-type="string">
            <text:p text:style-name="P19">[A-Za-z0-9_]</text:p>
          </table:table-cell>
          <table:table-cell table:style-name="Table4.B2" office:value-type="string">
            <text:p text:style-name="P16">Any alphanumeric or underscore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d</text:p>
          </table:table-cell>
          <table:table-cell table:style-name="Table4.B2" office:value-type="string">
            <text:p text:style-name="P16">A digit (0..9)</text:p>
          </table:table-cell>
        </table:table-row>
        <table:table-row>
          <table:table-cell table:style-name="Table4.A2" office:value-type="string">
            <text:p text:style-name="P19">X*</text:p>
          </table:table-cell>
          <table:table-cell table:style-name="Table4.B2" office:value-type="string">
            <text:p text:style-name="P16">0 or more repetitions of the X expression.</text:p>
          </table:table-cell>
        </table:table-row>
        <table:table-row>
          <table:table-cell table:style-name="Table4.A2" office:value-type="string">
            <text:p text:style-name="P19">X+</text:p>
          </table:table-cell>
          <table:table-cell table:style-name="Table4.B2" office:value-type="string">
            <text:p text:style-name="P16">1 or more repetitions of the X expression.</text:p>
          </table:table-cell>
        </table:table-row>
        <table:table-row>
          <table:table-cell table:style-name="Table4.A2" office:value-type="string">
            <text:p text:style-name="P19">^</text:p>
          </table:table-cell>
          <table:table-cell table:style-name="Table4.B2" office:value-type="string">
            <text:p text:style-name="P16">The beginning of the line or string.</text:p>
          </table:table-cell>
        </table:table-row>
        <table:table-row>
          <table:table-cell table:style-name="Table4.A2" office:value-type="string">
            <text:p text:style-name="P19">$</text:p>
          </table:table-cell>
          <table:table-cell table:style-name="Table4.B2" office:value-type="string">
            <text:p text:style-name="P16">The end of the line or string</text:p>
          </table:table-cell>
        </table:table-row>
        <table:table-row>
          <table:table-cell table:style-name="Table4.A2" office:value-type="string">
            <text:p text:style-name="P17">other</text:p>
          </table:table-cell>
          <table:table-cell table:style-name="Table4.B2" office:value-type="string">
            <text:p text:style-name="P16">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55">A</text:p>
          <text:p text:style-name="P54">again<text:tab/>24</text:p>
          <text:p text:style-name="P54">Archive<text:tab/>11</text:p>
          <text:p text:style-name="P54">Array<text:tab/>51</text:p>
          <text:p text:style-name="P55">B</text:p>
          <text:p text:style-name="P54">begin<text:tab/>23</text:p>
          <text:p text:style-name="P54">bounce<text:tab/>34, 36</text:p>
          <text:p text:style-name="P55">C</text:p>
          <text:p text:style-name="P54">catch<text:tab/>33, 36</text:p>
          <text:p text:style-name="P54">Class<text:tab/>62</text:p>
          <text:p text:style-name="P54">Classes<text:tab/>45</text:p>
          <text:p text:style-name="P54">Commands<text:tab/>63, 108</text:p>
          <text:p text:style-name="P54">Complex<text:tab/>65</text:p>
          <text:p text:style-name="P55">D</text:p>
          <text:p text:style-name="P54">Declarations<text:tab/>25</text:p>
          <text:p text:style-name="P54">Demo.rb<text:tab/>11</text:p>
          <text:p text:style-name="P54">distinct?<text:tab/>89</text:p>
          <text:p text:style-name="P54">do<text:tab/>22</text:p>
          <text:p text:style-name="P54">do_map_name<text:tab/>49</text:p>
          <text:p text:style-name="P54">drop<text:tab/>18</text:p>
          <text:p text:style-name="P54">Duck Typing<text:tab/>25</text:p>
          <text:p text:style-name="P54">dup<text:tab/>18</text:p>
          <text:p text:style-name="P55">E</text:p>
          <text:p text:style-name="P54">else<text:tab/>20</text:p>
          <text:p text:style-name="P55">F</text:p>
          <text:p text:style-name="P54">FalseClass<text:tab/>68</text:p>
          <text:p text:style-name="P54">finally<text:tab/>35p.</text:p>
          <text:p text:style-name="P54">Float<text:tab/>70</text:p>
          <text:p text:style-name="P55">H</text:p>
          <text:p text:style-name="P54">Hash<text:tab/>71</text:p>
          <text:p text:style-name="P55">I</text:p>
          <text:p text:style-name="P54">i<text:tab/>22</text:p>
          <text:p text:style-name="P54">identical?<text:tab/>89</text:p>
          <text:p text:style-name="P54">if<text:tab/>20</text:p>
          <text:p text:style-name="P54">Inheritance<text:tab/>46</text:p>
          <text:p text:style-name="P54">inst:<text:tab/>106</text:p>
          <text:p text:style-name="P54">InStream<text:tab/>72</text:p>
          <text:p text:style-name="P54">Integer<text:tab/>73</text:p>
          <text:p text:style-name="P55">J</text:p>
          <text:p text:style-name="P54">j<text:tab/>22</text:p>
          <text:p text:style-name="P55">L</text:p>
          <text:p text:style-name="P54">Late Binding<text:tab/>46</text:p>
          <text:p text:style-name="P54">local:<text:tab/>106</text:p>
          <text:p text:style-name="P54">loop<text:tab/>22</text:p>
          <text:p text:style-name="P55">M</text:p>
          <text:p text:style-name="P54">max<text:tab/>90</text:p>
          <text:p text:style-name="P54">MaxNumeric<text:tab/>75</text:p>
          <text:p text:style-name="P54">Method Mapping<text:tab/>47</text:p>
          <text:p text:style-name="P54">Methods<text:tab/>46</text:p>
          <text:p text:style-name="P54">min<text:tab/>90</text:p>
          <text:p text:style-name="P54">MinNumeric<text:tab/>76</text:p>
          <text:p text:style-name="P54">Mutation<text:tab/>27</text:p>
          <text:p text:style-name="P55">N</text:p>
          <text:p text:style-name="P54">nil&lt;&gt;<text:tab/>90</text:p>
          <text:p text:style-name="P54">nil=<text:tab/>91</text:p>
          <text:p text:style-name="P54">NilClass<text:tab/>77</text:p>
          <text:p text:style-name="P54">nip<text:tab/>18</text:p>
          <text:p text:style-name="P54">not<text:tab/>91</text:p>
          <text:p text:style-name="P54">Numeric<text:tab/>79</text:p>
          <text:p text:style-name="P55">O</text:p>
          <text:p text:style-name="P54">Object<text:tab/>82</text:p>
          <text:p text:style-name="P54">OutStream<text:tab/>92</text:p>
          <text:p text:style-name="P54">over<text:tab/>18</text:p>
          <text:p text:style-name="P55">P</text:p>
          <text:p text:style-name="P54">pick<text:tab/>18</text:p>
          <text:p text:style-name="P54">Polymorphism<text:tab/>46</text:p>
          <text:p text:style-name="P54">Procedure<text:tab/>94</text:p>
          <text:p text:style-name="P55">Q</text:p>
          <text:p text:style-name="P54">Queue<text:tab/>95</text:p>
          <text:p text:style-name="P55">R</text:p>
          <text:p text:style-name="P54">Rake<text:tab/>11</text:p>
          <text:p text:style-name="P54">Rational<text:tab/>96</text:p>
          <text:p text:style-name="P54">Referencing<text:tab/>26</text:p>
          <text:p text:style-name="P54">repeat<text:tab/>24</text:p>
          <text:p text:style-name="P54">Routing<text:tab/>48</text:p>
          <text:p text:style-name="P55">S</text:p>
          <text:p text:style-name="P54">Scoping<text:tab/>25</text:p>
          <text:p text:style-name="P54">Stack<text:tab/>98</text:p>
          <text:p text:style-name="P54">String<text:tab/>99</text:p>
          <text:p text:style-name="P54">super<text:tab/>104, 106</text:p>
          <text:p text:style-name="P54">swap<text:tab/>19</text:p>
          <text:p text:style-name="P54">switch<text:tab/>20</text:p>
          <text:p text:style-name="P54">SymbolMap<text:tab/>47</text:p>
          <text:p text:style-name="P55">T</text:p>
          <text:p text:style-name="P54">Testing<text:tab/>11</text:p>
          <text:p text:style-name="P54">Thanks<text:tab/>9</text:p>
          <text:p text:style-name="P54">then<text:tab/>20</text:p>
          <text:p text:style-name="P54">Thread<text:tab/>101</text:p>
          <text:p text:style-name="P54">throw"<text:tab/>37</text:p>
          <text:p text:style-name="P54">TrueClass<text:tab/>102</text:p>
          <text:p text:style-name="P54">try<text:tab/>33, 36</text:p>
          <text:p text:style-name="P54">tuck<text:tab/>19</text:p>
          <text:p text:style-name="P54">Typing<text:tab/>25</text:p>
          <text:p text:style-name="P55">U</text:p>
          <text:p text:style-name="P54">until<text:tab/>24</text:p>
          <text:p text:style-name="P55">V</text:p>
          <text:p text:style-name="P54">val:<text:tab/>25, 104</text:p>
          <text:p text:style-name="P54">val@:<text:tab/>26, 105</text:p>
          <text:p text:style-name="P54">val#:<text:tab/>26</text:p>
          <text:p text:style-name="P54">val$:<text:tab/>26</text:p>
          <text:p text:style-name="P54">var:<text:tab/>25, 105</text:p>
          <text:p text:style-name="P54">var@:<text:tab/>26, 105</text:p>
          <text:p text:style-name="P54">var#:<text:tab/>26</text:p>
          <text:p text:style-name="P54">var$:<text:tab/>26</text:p>
          <text:p text:style-name="P54">VirtualMachine<text:tab/>103</text:p>
          <text:p text:style-name="P55">X</text:p>
          <text:p text:style-name="P54">x<text:tab/>52</text:p>
          <text:p text:style-name="P55">^</text:p>
          <text:p text:style-name="P54">^^<text:tab/>68, 77, 89</text:p>
          <text:p text:style-name="P55">-</text:p>
          <text:p text:style-name="P54">-i<text:tab/>22</text:p>
          <text:p text:style-name="P54">-j<text:tab/>22</text:p>
          <text:p text:style-name="P55">;</text:p>
          <text:p text:style-name="P54">;<text:tab/>105p.</text:p>
          <text:p text:style-name="P55">:</text:p>
          <text:p text:style-name="P54">:<text:tab/>48</text:p>
          <text:p text:style-name="P55">!</text:p>
          <text:p text:style-name="P54">!<text:tab/>54</text:p>
          <text:p text:style-name="P55">?</text:p>
          <text:p text:style-name="P54">?"<text:tab/>34, 36</text:p>
          <text:p text:style-name="P55">.</text:p>
          <text:p text:style-name="P54">.<text:tab/>82</text:p>
          <text:p text:style-name="P54">.-left<text:tab/>55</text:p>
          <text:p text:style-name="P54">.-mid<text:tab/>56</text:p>
          <text:p text:style-name="P54">.-midlr<text:tab/>56</text:p>
          <text:p text:style-name="P54">.-right<text:tab/>56</text:p>
          <text:p text:style-name="P54">.:<text:tab/>48, 104</text:p>
          <text:p text:style-name="P54">.::<text:tab/>48, 105</text:p>
          <text:p text:style-name="P54">.[]!<text:tab/>56</text:p>
          <text:p text:style-name="P54">.[]@<text:tab/>57</text:p>
          <text:p text:style-name="P54">.+left<text:tab/>54</text:p>
          <text:p text:style-name="P54">.+mid<text:tab/>55</text:p>
          <text:p text:style-name="P54">.+midlr<text:tab/>55</text:p>
          <text:p text:style-name="P54">.+right<text:tab/>55</text:p>
          <text:p text:style-name="P54">.cbrt<text:tab/>66</text:p>
          <text:p text:style-name="P54">.class<text:tab/>83</text:p>
          <text:p text:style-name="P54">.clone<text:tab/>83</text:p>
          <text:p text:style-name="P54">.copy<text:tab/>83</text:p>
          <text:p text:style-name="P54">.e**<text:tab/>66</text:p>
          <text:p text:style-name="P54">.init<text:tab/>26, 84</text:p>
          <text:p text:style-name="P54">.is_class?<text:tab/>62, 84</text:p>
          <text:p text:style-name="P54">.left<text:tab/>57</text:p>
          <text:p text:style-name="P54">.length<text:tab/>57</text:p>
          <text:p text:style-name="P54">.max<text:tab/>58</text:p>
          <text:p text:style-name="P54">.mid<text:tab/>58</text:p>
          <text:p text:style-name="P54">.midlr<text:tab/>58</text:p>
          <text:p text:style-name="P54">.min<text:tab/>59</text:p>
          <text:p text:style-name="P54">.name<text:tab/>84</text:p>
          <text:p text:style-name="P54">.new<text:tab/>52, 62</text:p>
          <text:p text:style-name="P54">.new_size<text:tab/>53</text:p>
          <text:p text:style-name="P54">.new_value<text:tab/>53</text:p>
          <text:p text:style-name="P54">.new_values<text:tab/>53</text:p>
          <text:p text:style-name="P54">.new{<text:tab/>52</text:p>
          <text:p text:style-name="P54">.parent_class<text:tab/>63</text:p>
          <text:p text:style-name="P54">.pp<text:tab/>59</text:p>
          <text:p text:style-name="P54">.reverse<text:tab/>59</text:p>
          <text:p text:style-name="P54">.right<text:tab/>59</text:p>
          <text:p text:style-name="P54">.shuffle<text:tab/>60</text:p>
          <text:p text:style-name="P54">.sort<text:tab/>60</text:p>
          <text:p text:style-name="P54"><text:soft-page-break/>.split<text:tab/>66, 96</text:p>
          <text:p text:style-name="P54">.sqrt<text:tab/>66</text:p>
          <text:p text:style-name="P54">.strlen<text:tab/>84</text:p>
          <text:p text:style-name="P54">.strmax<text:tab/>60</text:p>
          <text:p text:style-name="P54">.subclass:<text:tab/>63</text:p>
          <text:p text:style-name="P54">.throw<text:tab/>37</text:p>
          <text:p text:style-name="P54">.to_f<text:tab/>85</text:p>
          <text:p text:style-name="P54">.to_f!<text:tab/>85</text:p>
          <text:p text:style-name="P54">.to_i<text:tab/>85</text:p>
          <text:p text:style-name="P54">.to_i!<text:tab/>85</text:p>
          <text:p text:style-name="P54">.to_n<text:tab/>86</text:p>
          <text:p text:style-name="P54">.to_n!<text:tab/>86</text:p>
          <text:p text:style-name="P54">.to_r<text:tab/>87</text:p>
          <text:p text:style-name="P54">.to_r!<text:tab/>87</text:p>
          <text:p text:style-name="P54">.to_s<text:tab/>63, 87</text:p>
          <text:p text:style-name="P54">.to_x<text:tab/>88</text:p>
          <text:p text:style-name="P54">.to_x!<text:tab/>88</text:p>
          <text:p text:style-name="P55">)</text:p>
          <text:p text:style-name="P54">)entries<text:tab/>110</text:p>
          <text:p text:style-name="P54">)methods<text:tab/>64, 82</text:p>
          <text:p text:style-name="P54">)stubs<text:tab/>64</text:p>
          <text:p text:style-name="P55">}</text:p>
          <text:p text:style-name="P54">}<text:tab/>52</text:p>
          <text:p text:style-name="P55">@</text:p>
          <text:p text:style-name="P54">@<text:tab/>61</text:p>
          <text:p text:style-name="P55">&amp;</text:p>
          <text:p text:style-name="P54">&amp;&amp;<text:tab/>68, 77, 82</text:p>
          <text:p text:style-name="P55">+</text:p>
          <text:p text:style-name="P54">+<text:tab/>54</text:p>
          <text:p text:style-name="P54">+loop<text:tab/>22</text:p>
          <text:p text:style-name="P55">&lt;</text:p>
          <text:p text:style-name="P54">&lt;&lt;<text:tab/>61</text:p>
          <text:p text:style-name="P54">&lt;&gt;<text:tab/>88</text:p>
          <text:p text:style-name="P55">=</text:p>
          <text:p text:style-name="P54">=<text:tab/>89</text:p>
          <text:p text:style-name="P55">|</text:p>
          <text:p text:style-name="P54">||<text:tab/>69, 77, 9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6">[before] word [after] (h3)</text:p>
            <text:p text:style-name="Text_20_body">Routing:</text:p>
            <text:p text:style-name="P3">description</text:p>
          </table:table-cell>
          <table:covered-table-cell/>
        </table:table-row>
        <table:table-row table:style-name="Table58.1">
          <table:table-cell table:style-name="Table58.A2" office:value-type="string">
            <text:p text:style-name="P14">Code</text:p>
          </table:table-cell>
          <table:table-cell table:style-name="Table58.B2" office:value-type="string">
            <text:p text:style-name="P14">Result</text:p>
          </table:table-cell>
        </table:table-row>
        <table:table-row table:style-name="Table58.1">
          <table:table-cell table:style-name="Table58.A2" office:value-type="string">
            <text:p text:style-name="Snippet"/>
          </table:table-cell>
          <table:table-cell table:style-name="Table58.B2" office:value-type="string">
            <text:p text:style-name="P16"/>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6">[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4">Code</text:p>
          </table:table-cell>
          <table:table-cell table:style-name="Table61.B2" office:value-type="string">
            <text:p text:style-name="P14">Result</text:p>
          </table:table-cell>
        </table:table-row>
        <table:table-row table:style-name="Table61.2">
          <table:table-cell table:style-name="Table61.A2" office:value-type="string">
            <text:p text:style-name="Snippet"/>
          </table:table-cell>
          <table:table-cell table:style-name="Table61.B2" office:value-type="string">
            <text:p text:style-name="P16"/>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4">Code</text:p>
          </table:table-cell>
          <table:table-cell table:style-name="Table102.B1" office:value-type="string">
            <text:p text:style-name="P14">Result</text:p>
          </table:table-cell>
        </table:table-row>
        <table:table-row table:style-name="Table102.1">
          <table:table-cell table:style-name="Table102.A2" office:value-type="string">
            <text:p text:style-name="Snippet"/>
          </table:table-cell>
          <table:table-cell table:style-name="Table102.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5</text:page-number> of <text:page-count>1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8H33M</meta:editing-duration>
    <meta:editing-cycles>1697</meta:editing-cycles>
    <meta:generator>OpenOffice/4.1.1$Win32 OpenOffice.org_project/411m6$Build-9775</meta:generator>
    <dc:date>2015-04-17T23:08:21.01</dc:date>
    <dc:creator>Peter Camilleri</dc:creator>
    <meta:printed-by>Peter Camilleri</meta:printed-by>
    <meta:print-date>2015-02-10T10:49:15.76</meta:print-date>
    <meta:document-statistic meta:table-count="102" meta:image-count="0" meta:object-count="0" meta:page-count="115" meta:paragraph-count="3679" meta:word-count="20602" meta:character-count="118982"/>
    <meta:template xlink:type="simple" xlink:actuate="onRequest" xlink:title="MyDefault" xlink:href="../../../../OpenOffice.org/3/user/template/MyDefault.ott" meta:date="2014-06-26T22:09:00.24"/>
  </office:meta>
</office:document-meta>
</file>